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ea" svg:font-family="+mn-ea"/>
    <style:font-face style:name="Arial1" svg:font-family="Arial"/>
    <style:font-face style:name="Arial Narrow1" svg:font-family="'Arial Narrow'"/>
    <style:font-face style:name="Calibri1" svg:font-family="Calibri"/>
    <style:font-face style:name="Cantarell" svg:font-family="Cantarell"/>
    <style:font-face style:name="Courier New1" svg:font-family="'Courier New'"/>
    <style:font-face style:name="DejaVu Sans1" svg:font-family="'DejaVu Sans'"/>
    <style:font-face style:name="Symbol1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+mn-ea1" svg:font-family="+mn-ea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ntarell1" svg:font-family="Cantarel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" svg:font-family="Symbol" style:font-pitch="variable"/>
    <style:font-face style:name="Times New Roman1" svg:font-family="'Times New Roman'" style:font-pitch="variable"/>
    <style:font-face style:name="msgothic1" svg:font-family="msgothic" style:font-pitch="variable"/>
    <style:font-face style:name="ＭＳ Ｐゴシック1" svg:font-family="'ＭＳ Ｐゴシック'" style:font-pitch="variable"/>
    <style:font-face style:name="Arial Narrow3" svg:font-family="'Arial Narrow'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</style:style>
    <style:style style:name="gr21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4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5" style:family="graphic" style:parent-style-name="standard" style:list-style-name="L6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8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9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0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1" style:family="graphic" style:parent-style-name="standard" style:list-style-name="L6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2" style:family="graphic" style:parent-style-name="standard" style:list-style-name="L6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3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standard" style:list-style-name="L6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5" style:family="graphic" style:parent-style-name="standard" style:list-style-name="L6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40" style:family="graphic" style:parent-style-name="standard" style:list-style-name="L6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053cm" svg:stroke-color="#000066" draw:stroke-linejoin="miter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09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09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2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.035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no-wrap"/>
      <style:paragraph-properties style:writing-mode="lr-tb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none" svg:stroke-width="0.071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4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7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4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5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7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1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notes" style:list-style-name="L13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10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.212cm" fo:margin-bottom="0cm" fo:line-height="88%" fo:text-align="start" style:writing-mode="lr-tb"/>
      <style:text-properties fo:font-size="18pt"/>
    </style:style>
    <style:style style:name="P11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12" style:family="paragraph">
      <style:paragraph-properties fo:margin-top="0cm" fo:margin-bottom="0cm" fo:line-height="98%" fo:text-align="center" style:writing-mode="lr-tb"/>
      <style:text-properties fo:font-size="18pt"/>
    </style:style>
    <style:style style:name="P13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98%" fo:text-align="center" style:writing-mode="rl-tb"/>
      <style:text-properties fo:font-size="18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cfbf9"/>
      <style:paragraph-properties fo:text-align="start"/>
      <style:text-properties fo:font-size="18pt"/>
    </style:style>
    <style:style style:name="P19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21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22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33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4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5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6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7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8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9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0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1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2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3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4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5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9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0" style:family="paragraph">
      <loext:graphic-properties draw:fill="solid" draw:fill-color="#d9d9d9"/>
      <style:paragraph-properties fo:text-align="start"/>
      <style:text-properties fo:font-size="18pt"/>
    </style:style>
    <style:style style:name="P51" style:family="paragraph">
      <loext:graphic-properties draw:fill="solid" draw:fill-color="#e6b9b8"/>
      <style:paragraph-properties fo:text-align="start"/>
      <style:text-properties fo:font-size="18pt"/>
    </style:style>
    <style:style style:name="P5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53" style:family="paragraph">
      <loext:graphic-properties draw:fill="solid" draw:fill-color="#e6b9b8"/>
      <style:paragraph-properties fo:text-align="start" style:writing-mode="lr-tb" style:font-independent-line-spacing="true"/>
      <style:text-properties fo:font-size="18pt"/>
    </style:style>
    <style:style style:name="P54" style:family="paragraph">
      <style:paragraph-properties fo:margin-top="0cm" fo:margin-bottom="0cm" fo:line-height="98%" fo:text-align="start" style:writing-mode="lr-tb"/>
      <style:text-properties fo:font-size="18pt"/>
    </style:style>
    <style:style style:name="P55" style:family="paragraph">
      <style:paragraph-properties fo:margin-top="0cm" fo:margin-bottom="0cm" fo:line-height="98%" fo:text-align="end" style:writing-mode="lr-tb"/>
      <style:text-properties fo:font-size="18pt"/>
    </style:style>
    <style:style style:name="P56" style:family="paragraph">
      <loext:graphic-properties draw:fill="solid" draw:fill-color="#000066"/>
      <style:paragraph-properties fo:text-align="start"/>
      <style:text-properties fo:font-size="18pt"/>
    </style:style>
    <style:style style:name="P5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58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P59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60" style:family="paragraph">
      <style:paragraph-properties fo:margin-left="0.953cm" fo:margin-right="0cm" fo:margin-top="0.141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61" style:family="paragraph">
      <style:paragraph-properties fo:margin-top="0.318cm" fo:margin-bottom="0cm" fo:line-height="88%" fo:text-align="start" style:writing-mode="lr-tb"/>
      <style:text-properties fo:font-size="18pt"/>
    </style:style>
    <style:style style:name="P62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63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64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66" style:family="paragraph">
      <style:paragraph-properties fo:margin-left="0cm" fo:margin-right="0cm" fo:margin-top="0.199cm" fo:margin-bottom="0cm" fo:line-height="94%" fo:text-align="start" fo:text-indent="0cm" style:writing-mode="lr-tb"/>
      <style:text-properties fo:font-size="18pt"/>
    </style:style>
    <style:style style:name="P67" style:family="paragraph">
      <style:paragraph-properties fo:margin-left="0.953cm" fo:margin-right="0cm" fo:margin-top="0.397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68" style:family="paragraph">
      <loext:graphic-properties draw:fill="solid" draw:fill-color="#bfbfbf"/>
      <style:paragraph-properties fo:text-align="start"/>
      <style:text-properties fo:font-size="18pt"/>
    </style:style>
    <style:style style:name="P69" style:family="paragraph">
      <loext:graphic-properties draw:fill="solid" draw:fill-color="#bfbfbf"/>
      <style:paragraph-properties fo:text-align="start" style:writing-mode="lr-tb" style:font-independent-line-spacing="true"/>
      <style:text-properties fo:font-size="18pt"/>
    </style:style>
    <style:style style:name="P70" style:family="paragraph">
      <style:paragraph-properties fo:margin-top="0cm" fo:margin-bottom="0cm" fo:line-height="94%" fo:text-align="start" style:writing-mode="lr-tb"/>
      <style:text-properties fo:font-size="18pt"/>
    </style:style>
    <style:style style:name="P71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72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73" style:family="paragraph">
      <style:paragraph-properties fo:margin-top="0cm" fo:margin-bottom="0cm" fo:line-height="49%" fo:text-align="center" style:writing-mode="lr-tb"/>
      <style:text-properties fo:font-size="18pt"/>
    </style:style>
    <style:style style:name="P74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75" style:family="paragraph">
      <loext:graphic-properties draw:fill="solid" draw:fill-color="#d5f1cf"/>
      <style:paragraph-properties fo:text-align="start"/>
      <style:text-properties fo:font-size="18pt"/>
    </style:style>
    <style:style style:name="P76" style:family="paragraph">
      <loext:graphic-properties draw:fill="solid" draw:fill-color="#8dba84"/>
      <style:paragraph-properties fo:text-align="start"/>
      <style:text-properties fo:font-size="18pt"/>
    </style:style>
    <style:style style:name="P77" style:family="paragraph">
      <style:paragraph-properties fo:margin-left="0.953cm" fo:margin-right="0cm" fo:margin-top="0.4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loext:graphic-properties draw:fill="solid" draw:fill-color="#808080"/>
      <style:paragraph-properties fo:text-align="start" style:writing-mode="lr-tb" style:font-independent-line-spacing="true"/>
      <style:text-properties fo:font-size="18pt"/>
    </style:style>
    <style:style style:name="P79" style:family="paragraph">
      <style:paragraph-properties fo:margin-left="0.953cm" fo:margin-right="0cm" fo:margin-top="0.441cm" fo:margin-bottom="0cm" fo:line-height="7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0" style:family="paragraph">
      <loext:graphic-properties draw:fill="solid" draw:fill-color="#f5f5f5"/>
      <style:paragraph-properties fo:text-align="start" style:writing-mode="lr-tb" style:font-independent-line-spacing="true"/>
      <style:text-properties fo:font-size="18pt"/>
    </style:style>
    <style:style style:name="P81" style:family="paragraph">
      <loext:graphic-properties draw:fill="solid" draw:fill-color="#ebebeb"/>
      <style:paragraph-properties fo:text-align="start"/>
      <style:text-properties fo:font-size="18pt"/>
    </style:style>
    <style:style style:name="P82" style:family="paragraph">
      <style:paragraph-properties fo:margin-top="0cm" fo:margin-bottom="0cm" fo:line-height="85%" fo:text-align="start" style:writing-mode="lr-tb"/>
      <style:text-properties fo:font-size="18pt"/>
    </style:style>
    <style:style style:name="P83" style:family="paragraph">
      <loext:graphic-properties draw:fill="solid" draw:fill-color="#f6d2d2"/>
      <style:paragraph-properties fo:text-align="start" style:writing-mode="lr-tb" style:font-independent-line-spacing="true"/>
      <style:text-properties fo:font-size="18pt"/>
    </style:style>
    <style:style style:name="P84" style:family="paragraph">
      <loext:graphic-properties draw:fill="solid" draw:fill-color="#dbf2da"/>
      <style:paragraph-properties fo:text-align="start" style:writing-mode="lr-tb" style:font-independent-line-spacing="true"/>
      <style:text-properties fo:font-size="18pt"/>
    </style:style>
    <style:style style:name="P85" style:family="paragraph">
      <loext:graphic-properties draw:fill="solid" draw:fill-color="#f5f5f5"/>
      <style:paragraph-properties fo:text-align="start"/>
      <style:text-properties fo:font-size="18pt"/>
    </style:style>
    <style:style style:name="P86" style:family="paragraph">
      <loext:graphic-properties draw:fill="solid" draw:fill-color="#f2dcdb"/>
      <style:paragraph-properties fo:text-align="start"/>
      <style:text-properties fo:font-size="18pt"/>
    </style:style>
    <style:style style:name="P87" style:family="paragraph">
      <loext:graphic-properties draw:fill="solid" draw:fill-color="#9bbb59"/>
      <style:paragraph-properties fo:text-align="start" style:writing-mode="lr-tb" style:font-independent-line-spacing="true"/>
      <style:text-properties fo:font-size="18pt"/>
    </style:style>
    <style:style style:name="P88" style:family="paragraph">
      <loext:graphic-properties draw:fill="solid" draw:fill-color="#ebebeb"/>
      <style:paragraph-properties fo:text-align="start" style:writing-mode="lr-tb" style:font-independent-line-spacing="true"/>
      <style:text-properties fo:font-size="18pt"/>
    </style:style>
    <style:style style:name="P89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90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91" style:family="paragraph">
      <loext:graphic-properties draw:fill="solid" draw:fill-color="#f6f5bd"/>
      <style:paragraph-properties fo:text-align="start"/>
      <style:text-properties fo:font-size="18pt"/>
    </style:style>
    <style:style style:name="P92" style:family="paragraph">
      <loext:graphic-properties draw:fill="solid" draw:fill-color="#dbf2da"/>
      <style:paragraph-properties fo:text-align="start"/>
      <style:text-properties fo:font-size="18pt"/>
    </style:style>
    <style:style style:name="P93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94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95" style:family="paragraph">
      <style:paragraph-properties fo:margin-top="0.318cm" fo:margin-bottom="0cm" fo:line-height="88%" fo:text-align="start" style:writing-mode="rl-tb"/>
      <style:text-properties fo:font-size="18pt"/>
    </style:style>
    <style:style style:name="P96" style:family="paragraph">
      <loext:graphic-properties draw:fill="solid" draw:fill-color="#dedff5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33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8" style:family="text">
      <style:text-properties fo:font-variant="normal" fo:text-transform="none" fo:color="#99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99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99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30% 58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Calibri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variant="normal" fo:text-transform="none" fo:color="#000066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9" style:family="text">
      <style:text-properties fo:font-variant="normal" fo:text-transform="none" fo:color="#595959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42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font-variant="normal" fo:text-transform="none" fo:color="#0033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5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msgothic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ntarel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ntarell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Cantarell" style:font-size-asian="20pt" style:font-style-asian="italic" style:font-weight-asian="normal" style:font-size-complex="20pt" style:font-style-complex="italic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Cantarell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1" style:family="text">
      <style:text-properties fo:font-variant="normal" fo:text-transform="none" fo:color="#99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6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 Narro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30% 58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2" style:family="text">
      <style:text-properties fo:font-variant="normal" fo:text-transform="none" fo:color="#0033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1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</text:span><text:span text:style-name="T1">rt</text:span><text:span text:style-name="T1">u</text:span><text:span text:style-name="T1">al </text:span><text:span text:style-name="T1">M</text:span><text:span text:style-name="T1">e</text:span><text:span text:style-name="T1">m</text:span><text:span text:style-name="T1">or</text:span><text:span text:style-name="T1">y: </text:span><text:span text:style-name="T1">C</text:span><text:span text:style-name="T1">o</text:span><text:span text:style-name="T1">nc</text:span><text:span text:style-name="T1">e</text:span><text:span text:style-name="T1">pt</text:span><text:span text:style-name="T1">s</text:span><text:span text:style-name="T2"><text:line-break/></text:span><text:span text:style-name="T2"><text:line-break/></text:span><text:span text:style-name="T3">Co</text:span><text:span text:style-name="T3">mp</text:span><text:span text:style-name="T3">uter </text:span><text:span text:style-name="T3">Syst</text:span><text:span text:style-name="T3">em</text:span><text:span text:style-name="T3">s</text:span><text:span text:style-name="T4"><text:line-break/></text:span><text:span text:style-name="T5">Oct</text:span><text:span text:style-name="T6">. </text:span><text:span text:style-name="T6">28, </text:span><text:span text:style-name="T6">202</text:span><text:span text:style-name="T6">0</text:span><text:span text:style-name="T4"><text:line-break/></text:span><text:span text:style-name="T4"><text:line-break/></text:span><text:span text:style-name="T4"><text:line-break/></text:span><text:span text:style-name="T6">Tro</text:span><text:span text:style-name="T6">els </text:span><text:span text:style-name="T6">Hen</text:span><text:span text:style-name="T6">riks</text:span><text:span text:style-name="T6">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2.961cm" svg:x="1.905cm" svg:y="12.7cm">
          <text:p text:style-name="P3"><text:span text:style-name="T7">B</text:span><text:span text:style-name="T7">a</text:span><text:span text:style-name="T7">s</text:span><text:span text:style-name="T7">e</text:span><text:span text:style-name="T7">d </text:span><text:span text:style-name="T7">o</text:span><text:span text:style-name="T7">n </text:span><text:span text:style-name="T7">sl</text:span><text:span text:style-name="T7">i</text:span><text:span text:style-name="T7">d</text:span><text:span text:style-name="T7">e</text:span><text:span text:style-name="T7">s </text:span><text:span text:style-name="T7">b</text:span><text:span text:style-name="T7">y</text:span><text:span text:style-name="T7">:</text:span><text:span text:style-name="T8"> </text:span></text:p>
          <text:p text:style-name="P3"><text:span text:style-name="T8">R</text:span><text:span text:style-name="T8">a</text:span><text:span text:style-name="T8">n</text:span><text:span text:style-name="T8">d</text:span><text:span text:style-name="T8">a</text:span><text:span text:style-name="T8">l </text:span><text:span text:style-name="T8">E</text:span><text:span text:style-name="T8">. </text:span><text:span text:style-name="T8">B</text:span><text:span text:style-name="T8">r</text:span><text:span text:style-name="T8">y</text:span><text:span text:style-name="T8">a</text:span><text:span text:style-name="T8">n</text:span><text:span text:style-name="T8">t </text:span><text:span text:style-name="T8">a</text:span><text:span text:style-name="T8">n</text:span><text:span text:style-name="T8">d </text:span><text:span text:style-name="T8">D</text:span><text:span text:style-name="T8">a</text:span><text:span text:style-name="T8">v</text:span><text:span text:style-name="T8">i</text:span><text:span text:style-name="T8">d </text:span><text:span text:style-name="T8">R</text:span><text:span text:style-name="T8">. </text:span><text:span text:style-name="T8">O</text:span><text:span text:style-name="T8">’</text:span><text:span text:style-name="T8">H</text:span><text:span text:style-name="T8">a</text:span><text:span text:style-name="T8">ll</text:span><text:span text:style-name="T8">a</text:span><text:span text:style-name="T8">r</text:span><text:span text:style-name="T8">o</text:span><text:span text:style-name="T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</text:span><text:span text:style-name="T1">d</text:span><text:span text:style-name="T1">a</text:span><text:span text:style-name="T1">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 </text:span><text:span text:style-name="T10">s</text:span><text:span text:style-name="T10">p</text:span><text:span text:style-name="T10">a</text:span><text:span text:style-name="T10">c</text:span><text:span text:style-name="T10">e</text:span><text:span text:style-name="T10">s</text:span></text:p>
            </text:list-item>
            <text:list-item>
              <text:p text:style-name="P7"><text:span text:style-name="T11">V</text:span><text:span text:style-name="T11">M</text:span><text:span text:style-name="T11"> </text:span><text:span text:style-name="T11">a</text:span><text:span text:style-name="T11">s</text:span><text:span text:style-name="T11"> </text:span><text:span text:style-name="T11">a</text:span><text:span text:style-name="T11"> </text:span><text:span text:style-name="T11">t</text:span><text:span text:style-name="T11">o</text:span><text:span text:style-name="T11">o</text:span><text:span text:style-name="T11">l </text:span><text:span text:style-name="T11">f</text:span><text:span text:style-name="T11">o</text:span><text:span text:style-name="T11">r</text:span><text:span text:style-name="T11"> </text:span><text:span text:style-name="T11">c</text:span><text:span text:style-name="T11">a</text:span><text:span text:style-name="T11">c</text:span><text:span text:style-name="T11">h</text:span><text:span text:style-name="T11">i</text:span><text:span text:style-name="T11">n</text:span><text:span text:style-name="T11">g</text:span></text:p>
            </text:list-item>
            <text:list-item>
              <text:p text:style-name="P7"><text:span text:style-name="T11">V</text:span><text:span text:style-name="T11">M</text:span><text:span text:style-name="T11"> </text:span><text:span text:style-name="T11">a</text:span><text:span text:style-name="T11">s</text:span><text:span text:style-name="T11"> </text:span><text:span text:style-name="T11">a</text:span><text:span text:style-name="T11"> </text:span><text:span text:style-name="T11">t</text:span><text:span text:style-name="T11">o</text:span><text:span text:style-name="T11">o</text:span><text:span text:style-name="T11">l </text:span><text:span text:style-name="T11">f</text:span><text:span text:style-name="T11">o</text:span><text:span text:style-name="T11">r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e</text:span><text:span text:style-name="T11">m</text:span><text:span text:style-name="T11">e</text:span><text:span text:style-name="T11">n</text:span><text:span text:style-name="T11">t</text:span></text:p>
            </text:list-item>
            <text:list-item>
              <text:p text:style-name="P7"><text:span text:style-name="T11">V</text:span><text:span text:style-name="T11">M</text:span><text:span text:style-name="T11"> </text:span><text:span text:style-name="T11">a</text:span><text:span text:style-name="T11">s</text:span><text:span text:style-name="T11"> </text:span><text:span text:style-name="T11">a</text:span><text:span text:style-name="T11"> </text:span><text:span text:style-name="T11">t</text:span><text:span text:style-name="T11">o</text:span><text:span text:style-name="T11">o</text:span><text:span text:style-name="T11">l </text:span><text:span text:style-name="T11">f</text:span><text:span text:style-name="T11">o</text:span><text:span text:style-name="T11">r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p</text:span><text:span text:style-name="T11">r</text:span><text:span text:style-name="T11">o</text:span><text:span text:style-name="T11">t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/text:p>
            </text:list-item>
            <text:list-item>
              <text:p text:style-name="P7"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4.212cm" svg:height="2.172cm" svg:x="0.975cm" svg:y="1.058cm">
          <text:p text:style-name="P6"><text:span text:style-name="T1">A </text:span><text:span text:style-name="T1">S</text:span><text:span text:style-name="T1">ys</text:span><text:span text:style-name="T1">te</text:span><text:span text:style-name="T1">m </text:span><text:span text:style-name="T1">U</text:span><text:span text:style-name="T1">si</text:span><text:span text:style-name="T1">n</text:span><text:span text:style-name="T1">g </text:span><text:span text:style-name="T1">P</text:span><text:span text:style-name="T1">h</text:span><text:span text:style-name="T1">ys</text:span><text:span text:style-name="T1">ic</text:span><text:span text:style-name="T1">al </text:span><text:span text:style-name="T1">A</text:span><text:span text:style-name="T1">d</text:span><text:span text:style-name="T1">d</text:span><text:span text:style-name="T1">re</text:span><text:span text:style-name="T1">ss</text:span><text:span text:style-name="T1">in</text:span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445cm" svg:x="1.266cm" svg:y="16.087cm">
          <text:list text:style-name="L2">
            <text:list-item>
              <text:p text:style-name="P7"><text:span text:style-name="T10">Used in </text:span><text:span text:style-name="T10">“simple</text:span><text:span text:style-name="T10">” </text:span><text:span text:style-name="T10">systems </text:span><text:span text:style-name="T10">like </text:span><text:span text:style-name="T10">embed</text:span><text:span text:style-name="T10">ded </text:span><text:span text:style-name="T10">microc</text:span><text:span text:style-name="T10">ontrolle</text:span><text:span text:style-name="T10">rs in </text:span><text:span text:style-name="T10">devices </text:span><text:span text:style-name="T10">like </text:span><text:span text:style-name="T10">cars, </text:span><text:span text:style-name="T10">elevato</text:span><text:span text:style-name="T10">rs, and </text:span><text:span text:style-name="T10">digital </text:span><text:span text:style-name="T10">picture </text:span><text:span text:style-name="T10">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0.944cm" svg:height="0.92cm" svg:x="12.064cm" svg:y="4.626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2.064cm" svg:y="5.261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609cm" svg:height="0.92cm" svg:x="11.404cm" svg:y="11.628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3.814cm" svg:height="0.92cm" svg:x="12.187cm" svg:y="3.81cm">
          <text:p text:style-name="P11"><text:span text:style-name="T12">Main </text:span><text:span text:style-name="T12">mem</text:span><text:span text:style-name="T12">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draw:layer="layout" svg:width="2.961cm" svg:height="1.48cm" svg:x="4.445cm" svg:y="6.854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0.944cm" svg:height="0.92cm" svg:x="12.068cm" svg:y="5.896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2.064cm" svg:y="6.531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4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0.944cm" svg:height="0.92cm" svg:x="12.064cm" svg:y="7.166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2.064cm" svg:y="7.801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4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0.944cm" svg:height="0.92cm" svg:x="12.064cm" svg:y="8.436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2.068cm" svg:y="9.071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9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" draw:text-style-name="P2" draw:layer="layout" svg:width="4.308cm" svg:height="1.599cm" svg:x="7.615cm" svg:y="5.929cm">
          <text:p text:style-name="P12"><text:span text:style-name="T13">Physical address</text:span></text:p>
          <text:p text:style-name="P12"><text:span text:style-name="T13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1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9" draw:text-style-name="P2" draw:layer="layout" svg:width="2.94cm" svg:height="0.933cm" svg:x="14.732cm" svg:y="14.224cm">
          <text:p text:style-name="P12"><text:span text:style-name="T13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9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2" draw:layer="layout" svg:width="0.944cm" svg:height="0.92cm" svg:x="12.064cm" svg:y="9.723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2" draw:layer="layout" svg:width="2.538cm" svg:height="0.633cm" svg:x="13.123cm" svg:y="10.372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15" draw:layer="layout" svg:x1="16.086cm" svg:y1="8.453cm" svg:x2="17.568cm" svg:y2="8.449cm">
          <text:p/>
        </draw:line>
        <draw:line draw:name="Line 32" draw:style-name="gr13" draw:text-style-name="P15" draw:layer="layout" svg:x1="17.568cm" svg:y1="8.438cm" svg:x2="17.563cm" svg:y2="13.548cm">
          <text:p/>
        </draw:line>
        <draw:custom-shape draw:name="CustomShape 33" draw:style-name="gr14" draw:text-style-name="P1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4" draw:style-name="gr15" draw:text-style-name="P2" draw:layer="layout" svg:width="0.841cm" svg:height="0.926cm" svg:x="9.319cm" svg:y="7.408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>
        <office:forms form:automatic-focus="false" form:apply-design-mode="false"/>
        <draw:custom-shape draw:name="CustomShape 1" draw:style-name="gr17" draw:text-style-name="P1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0.975cm" svg:y="1.058cm">
          <text:p text:style-name="P6"><text:span text:style-name="T1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3.504cm" svg:x="1.266cm" svg:y="15.121cm">
          <text:list text:style-name="L2">
            <text:list-item>
              <text:p text:style-name="P7"><text:span text:style-name="T10">Used in all modern servers, laptops, and smart phones</text:span></text:p>
            </text:list-item>
            <text:list-item>
              <text:p text:style-name="P7"><text:span text:style-name="T10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6.72cm" svg:y="5.049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0.944cm" svg:height="0.92cm" svg:x="16.72cm" svg:y="5.684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.609cm" svg:height="0.92cm" svg:x="16.061cm" svg:y="12.052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3.814cm" svg:height="0.92cm" svg:x="16.844cm" svg:y="4.233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9" draw:layer="layout" svg:width="2.961cm" svg:height="1.48cm" svg:x="9.525cm" svg:y="7.27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6.725cm" svg:y="6.319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0.944cm" svg:height="0.92cm" svg:x="16.72cm" svg:y="6.954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9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4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6.72cm" svg:y="7.589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0.944cm" svg:height="0.92cm" svg:x="16.72cm" svg:y="8.224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4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6.72cm" svg:y="8.859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2" draw:layer="layout" svg:width="0.944cm" svg:height="0.92cm" svg:x="16.725cm" svg:y="9.494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9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2" draw:layer="layout" svg:width="3.855cm" svg:height="1.433cm" svg:x="12.67cm" svg:y="6.608cm">
          <text:p text:style-name="P12"><text:span text:style-name="T16">Physical address</text:span></text:p>
          <text:p text:style-name="P12"><text:span text:style-name="T1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1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9" draw:text-style-name="P2" draw:layer="layout" svg:width="2.644cm" svg:height="0.849cm" svg:x="11.58cm" svg:y="13.462cm">
          <text:p text:style-name="P12"><text:span text:style-name="T1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9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0.944cm" svg:height="0.92cm" svg:x="16.72cm" svg:y="10.147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2" draw:layer="layout" svg:width="2.538cm" svg:height="0.633cm" svg:x="17.78cm" svg:y="10.795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1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15" draw:layer="layout" svg:x1="20.743cm" svg:y1="8.876cm" svg:x2="22.225cm" svg:y2="8.872cm">
          <text:p/>
        </draw:line>
        <draw:line draw:name="Line 33" draw:style-name="gr13" draw:text-style-name="P15" draw:layer="layout" svg:x1="22.225cm" svg:y1="8.861cm" svg:x2="22.22cm" svg:y2="13.972cm">
          <text:p/>
        </draw:line>
        <draw:custom-shape draw:name="CustomShape 34" draw:style-name="gr19" draw:text-style-name="P1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" draw:text-style-name="P13" draw:layer="layout" svg:width="2.961cm" svg:height="1.48cm" svg:x="2.752cm" svg:y="7.279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15" draw:layer="layout" svg:width="3.804cm" svg:height="0.011cm" svg:x="5.715cm" svg:y="7.99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9" draw:text-style-name="P2" draw:layer="layout" svg:width="3.609cm" svg:height="1.433cm" svg:x="5.723cm" svg:y="6.608cm">
          <text:p text:style-name="P12"><text:span text:style-name="T16">Virtual address</text:span></text:p>
          <text:p text:style-name="P12"><text:span text:style-name="T16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2.885cm" svg:height="1.012cm" svg:x="2.143cm" svg:y="5.49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0.841cm" svg:height="0.926cm" svg:x="14.188cm" svg:y="7.82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857cm" svg:height="0.926cm" svg:x="6.573cm" svg:y="8.007cm">
          <text:p text:style-name="P1"><text:span text:style-name="T15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26cm" svg:height="13.809cm" svg:x="1.102cm" svg:y="3.784cm">
          <text:list text:style-name="L2">
            <text:list-item>
              <text:p text:style-name="P20"><text:span text:style-name="T18">Linear address space: </text:span><text:span text:style-name="T8">Ordered set of contiguous non-negative integer addresses:</text:span><text:span text:style-name="T2"><text:line-break/></text:span><text:span text:style-name="T8"><text:tab/></text:span><text:span text:style-name="T8"><text:tab/></text:span><text:span text:style-name="T8">{0, 1, 2, 3 … 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Virtual address space: </text:span><text:span text:style-name="T8">Set of N = 2</text:span><text:span text:style-name="T19">n</text:span><text:span text:style-name="T8"> virtual addresses</text:span><text:span text:style-name="T2"><text:line-break/></text:span><text:span text:style-name="T8"><text:tab/></text:span><text:span text:style-name="T8"><text:tab/></text:span><text:span text:style-name="T8">{0, 1, 2, 3, …, N-1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Physical address space: </text:span><text:span text:style-name="T8">Set of M = 2</text:span><text:span text:style-name="T19">m</text:span><text:span text:style-name="T8"> physical addresses</text:span><text:span text:style-name="T2"><text:line-break/></text:span><text:span text:style-name="T8"><text:tab/></text:span><text:span text:style-name="T8"><text:tab/></text:span><text:span text:style-name="T8">{0, 1, 2, 3, …, M-1}</text:span></text:p>
            </text:list-item>
          </text:list>
          <text:p text:style-name="P2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2.223cm" svg:height="1.59cm" svg:x="0.847cm" svg:y="1.27cm">
          <text:p text:style-name="P6"><text:span text:style-name="T1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15.22cm" svg:x="0.847cm" svg:y="3.616cm">
          <text:list text:style-name="L2">
            <text:list-item>
              <text:p text:style-name="P21"><text:span text:style-name="T10">Uses main memory efficientl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Use DRAM as a cache for parts of a virtual address space</text:span></text:p>
                </text:list-item>
              </text:list>
            </text:list-item>
          </text:list>
          <text:p text:style-name="P22"><text:span text:style-name="T7"/></text:p>
          <text:list text:continue-numbering="true" text:style-name="L3">
            <text:list-item>
              <text:p text:style-name="P23"><text:span text:style-name="T10">Simplifies memory management</text:span></text:p>
              <text:list>
                <text:list-item>
                  <text:p text:style-name="P24"><text:span text:style-name="T8">Each process gets the same uniform linear address space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solates address spaces</text:span></text:p>
              <text:list>
                <text:list-item>
                  <text:p text:style-name="P24"><text:span text:style-name="T8">One process can’t interfere with another’s memory</text:span><text:span text:style-name="T8"><text:tab/></text:span></text:p>
                </text:list-item>
                <text:list-item>
                  <text:p text:style-name="P24"><text:span text:style-name="T8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text:p text:style-name="P2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M as a Tool for Caching" draw:style-name="dp1" draw:master-page-name="Title_20_Slide" presentation:presentation-page-layout-name="AL2T11">
        <office:forms form:automatic-focus="false" form:apply-design-mode="false"/>
        <draw:frame draw:name="Rectangle 1" presentation:style-name="pr7" draw:text-style-name="P28" draw:layer="layout" svg:width="21.088cm" svg:height="2.116cm" svg:x="0.992cm" svg:y="1.21cm" presentation:class="title" presentation:user-transformed="true">
          <draw:text-box>
            <text:p text:style-name="P27"><text:span text:style-name="T22">V</text:span><text:span text:style-name="T22">M</text:span><text:span text:style-name="T22"> </text:span><text:span text:style-name="T22">a</text:span><text:span text:style-name="T22">s </text:span><text:span text:style-name="T22">a</text:span><text:span text:style-name="T22"> </text:span><text:span text:style-name="T22">T</text:span><text:span text:style-name="T22">o</text:span><text:span text:style-name="T22">o</text:span><text:span text:style-name="T22">l </text:span><text:span text:style-name="T22">f</text:span><text:span text:style-name="T22">o</text:span><text:span text:style-name="T22">r </text:span><text:span text:style-name="T22">C</text:span><text:span text:style-name="T22">a</text:span><text:span text:style-name="T22">c</text:span><text:span text:style-name="T22">h</text:span><text:span text:style-name="T22">i</text:span><text:span text:style-name="T22">n</text:span><text:span text:style-name="T22">g</text:span></text:p>
          </draw:text-box>
        </draw:frame>
        <draw:frame draw:name="Rectangle 2" presentation:style-name="pr8" draw:text-style-name="P31" draw:layer="layout" svg:width="21.933cm" svg:height="5.74cm" svg:x="1.102cm" svg:y="3.784cm" presentation:class="outline" presentation:user-transformed="true">
          <draw:text-box>
            <text:list text:style-name="L4">
              <text:list-item>
                <text:p text:style-name="P29"><text:span text:style-name="T23">Conceptually,</text:span><text:span text:style-name="T24"> virtual memory</text:span><text:span text:style-name="T25"> </text:span><text:span text:style-name="T23">is an array of N contiguous </text:span><text:span text:style-name="T23">bytes stored on disk (</text:span><text:span text:style-name="T26">from a caching perspective!)</text:span></text:p>
              </text:list-item>
              <text:list-item>
                <text:p text:style-name="P29"><text:span text:style-name="T23">The contents of the array on disk are cached in </text:span><text:span text:style-name="T24">physical </text:span><text:span text:style-name="T24">memory</text:span><text:span text:style-name="T23"> (</text:span><text:span text:style-name="T24">DRAM cache</text:span><text:span text:style-name="T23">)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7">These cache blocks are called </text:span><text:span text:style-name="T28">pages </text:span><text:span text:style-name="T27">(size is P = 2</text:span><text:span text:style-name="T29">p</text:span><text:span text:style-name="T27"> bytes)</text:span></text:p>
                  </text:list-item>
                </text:list>
              </text:list-item>
            </text:list>
          </draw:text-box>
        </draw:frame>
        <draw:custom-shape draw:name="Rectangle 3" draw:style-name="gr20" draw:text-style-name="P32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4" draw:layer="layout" svg:width="2.245cm" svg:height="0.767cm" svg:x="16.784cm" svg:y="14.671cm">
          <text:p text:style-name="P33"><text:span text:style-name="T30">PP 2</text:span><text:span text:style-name="T31">m-p</text:span><text:span text:style-name="T30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2" draw:text-style-name="P36" draw:layer="layout" svg:width="4.37cm" svg:height="0.841cm" svg:x="13.305cm" svg:y="9.733cm">
          <text:p text:style-name="P35"><text:span text:style-name="T32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38" draw:layer="layout" svg:width="2.539cm" svg:height="0.634cm" svg:x="14.292cm" svg:y="11.589cm">
          <text:p text:style-name="P37"><text:span text:style-name="T33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2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38" draw:layer="layout" svg:width="2.539cm" svg:height="0.634cm" svg:x="14.292cm" svg:y="12.859cm">
          <text:p text:style-name="P37"><text:span text:style-name="T33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40" draw:layer="layout" svg:width="2.539cm" svg:height="0.634cm" svg:x="6.47cm" svg:y="15.302cm">
          <text:p text:style-name="P39"><text:span text:style-name="T33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6" draw:text-style-name="P42" draw:layer="layout" svg:width="1.398cm" svg:height="0.767cm" svg:x="5.113cm" svg:y="10.879cm">
          <text:p text:style-name="P41"><text:span text:style-name="T30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7" draw:text-style-name="P42" draw:layer="layout" svg:width="1.398cm" svg:height="0.767cm" svg:x="5.113cm" svg:y="11.514cm">
          <text:p text:style-name="P41"><text:span text:style-name="T3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8" draw:text-style-name="P42" draw:layer="layout" svg:width="2.194cm" svg:height="0.767cm" svg:x="4.283cm" svg:y="15.293cm">
          <text:p text:style-name="P41"><text:span text:style-name="T30">VP 2</text:span><text:span text:style-name="T31">n-p</text:span><text:span text:style-name="T30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9" draw:text-style-name="P36" draw:layer="layout" svg:width="4.091cm" svg:height="0.841cm" svg:x="5.681cm" svg:y="9.733cm">
          <text:p text:style-name="P35"><text:span text:style-name="T3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43" draw:layer="layout" svg:width="2.539cm" svg:height="0.634cm" svg:x="6.47cm" svg:y="10.908cm">
          <text:p text:style-name="P39"><text:span text:style-name="T33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44" draw:layer="layout" svg:width="2.539cm" svg:height="0.634cm" svg:x="6.47cm" svg:y="11.543cm">
          <text:p text:style-name="P39"><text:span text:style-name="T33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40" draw:layer="layout" svg:width="2.539cm" svg:height="0.634cm" svg:x="6.47cm" svg:y="12.178cm">
          <text:p text:style-name="P39"><text:span text:style-name="T33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3" draw:text-style-name="P43" draw:layer="layout" svg:width="2.539cm" svg:height="0.634cm" svg:x="6.47cm" svg:y="12.806cm">
          <text:p text:style-name="P39"><text:span text:style-name="T33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4" draw:text-style-name="P44" draw:layer="layout" svg:width="2.539cm" svg:height="0.634cm" svg:x="6.47cm" svg:y="13.432cm">
          <text:p text:style-name="P39"><text:span text:style-name="T33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5" draw:text-style-name="P40" draw:layer="layout" svg:width="2.539cm" svg:height="0.634cm" svg:x="6.47cm" svg:y="14.067cm">
          <text:p text:style-name="P39"><text:span text:style-name="T33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36" draw:text-style-name="P45" draw:layer="layout" svg:width="1.371cm" svg:height="0.842cm" svg:x="16.741cm" svg:y="11.508cm">
          <text:p text:style-name="P37"><text:span text:style-name="T3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45" draw:layer="layout" svg:width="1.371cm" svg:height="0.842cm" svg:x="16.741cm" svg:y="12.143cm">
          <text:p text:style-name="P37"><text:span text:style-name="T30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46" draw:layer="layout" svg:x1="9.009cm" svg:y1="11.844cm" svg:x2="14.301cm" svg:y2="12.567cm">
          <text:p/>
        </draw:line>
        <draw:custom-shape draw:name="Rectangle 23" draw:style-name="gr39" draw:text-style-name="P38" draw:layer="layout" svg:width="2.539cm" svg:height="0.634cm" svg:x="14.292cm" svg:y="14.093cm">
          <text:p text:style-name="P37"><text:span text:style-name="T33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8" draw:text-style-name="P46" draw:layer="layout" svg:x1="9.009cm" svg:y1="13.837cm" svg:x2="14.301cm" svg:y2="15.107cm">
          <text:p/>
        </draw:line>
        <draw:custom-shape draw:name="Rectangle 25" draw:style-name="gr40" draw:text-style-name="P44" draw:layer="layout" svg:width="2.539cm" svg:height="0.634cm" svg:x="6.47cm" svg:y="14.684cm">
          <text:p text:style-name="P39"><text:span text:style-name="T33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0" draw:text-style-name="P32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38" draw:text-style-name="P46" draw:layer="layout" svg:x1="9.009cm" svg:y1="14.9cm" svg:x2="14.301cm" svg:y2="13.833cm">
          <text:p/>
        </draw:line>
        <draw:custom-shape draw:name="Text Box 28" draw:style-name="gr41" draw:text-style-name="P45" draw:layer="layout" svg:width="0.681cm" svg:height="0.676cm" svg:x="8.872cm" svg:y="10.584cm">
          <text:p text:style-name="P37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42" draw:text-style-name="P45" draw:layer="layout" svg:width="1.015cm" svg:height="0.676cm" svg:x="8.904cm" svg:y="15.577cm">
          <text:p text:style-name="P37"><text:span text:style-name="T34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45" draw:layer="layout" svg:width="1.087cm" svg:height="0.676cm" svg:x="13.339cm" svg:y="15.043cm">
          <text:p text:style-name="P37"><text:span text:style-name="T34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44" draw:text-style-name="P45" draw:layer="layout" svg:width="0.681cm" svg:height="0.676cm" svg:x="13.757cm" svg:y="11.267cm">
          <text:p text:style-name="P37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45" draw:text-style-name="P45" draw:layer="layout" svg:width="4.901cm" svg:height="1.586cm" svg:x="5.356cm" svg:y="16.396cm">
          <text:p text:style-name="P37"><text:span text:style-name="T32">Virtual pages (VPs) </text:span></text:p>
          <text:p text:style-name="P37"><text:span text:style-name="T32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46" draw:text-style-name="P45" draw:layer="layout" svg:width="5.155cm" svg:height="1.586cm" svg:x="13.102cm" svg:y="16.396cm">
          <text:p text:style-name="P37"><text:span text:style-name="T32">Physical pages (PPs) </text:span></text:p>
          <text:p text:style-name="P37"><text:span text:style-name="T32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Text Box 1" draw:style-name="gr47" draw:text-style-name="P47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9" draw:text-style-name="P4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773cm" svg:y="1.302cm">
          <text:p text:style-name="P6"><text:span text:style-name="T1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881cm" svg:x="0.807cm" svg:y="3.744cm">
          <text:list text:style-name="L2">
            <text:list-item>
              <text:p text:style-name="P7"><text:span text:style-name="T10">DRAM cache organization driven by the enormous miss penalt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DRAM is about </text:span><text:span text:style-name="T35">10x</text:span><text:span text:style-name="T8"> slower than SRAM (CPU cache)</text:span></text:p>
                </text:list-item>
                <text:list-item>
                  <text:p text:style-name="P20"><text:span text:style-name="T8">Disk is about </text:span><text:span text:style-name="T35">10,000x</text:span><text:span text:style-name="T8"> slower than DRAM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3">
            <text:list-item>
              <text:p text:style-name="P48"><text:span text:style-name="T10">Consequences</text:span></text:p>
              <text:list>
                <text:list-item>
                  <text:p text:style-name="P49"><text:span text:style-name="T8">Large page (block) size: typically 4 KB, sometimes 4 MB</text:span></text:p>
                </text:list-item>
                <text:list-item>
                  <text:p text:style-name="P49"><text:span text:style-name="T8">Fully associative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49"><text:span text:style-name="T8">Any VP can be placed in any PP</text:span></text:p>
                    </text:list-item>
                    <text:list-item>
                      <text:p text:style-name="P49"><text:span text:style-name="T8">Requires a “large” mapping function – different from cache memories</text:span></text:p>
                    </text:list-item>
                  </text:list>
                </text:list-item>
                <text:list-item>
                  <text:p text:style-name="P49"><text:span text:style-name="T8">Highly sophisticated, expensive replacement algorithms</text:span></text:p>
                  <text:list>
                    <text:list-item>
                      <text:p text:style-name="P49"><text:span text:style-name="T8">Too complicated and open-ended to be implemented in hardware</text:span></text:p>
                    </text:list-item>
                  </text:list>
                </text:list-item>
                <text:list-item>
                  <text:p text:style-name="P49"><text:span text:style-name="T8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83cm" svg:x="0.807cm" svg:y="3.188cm">
          <text:list text:style-name="L2">
            <text:list-item>
              <text:p text:style-name="P7"><text:span text:style-name="T10">A </text:span><text:span text:style-name="T36">page table </text:span><text:span text:style-name="T10">is an array of page table entries (PTEs) that maps virtual pages to physical pages. 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5.891cm" svg:y="12.35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5.891cm" svg:y="9.18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5.83cm" svg:y="14.375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xml:id="id12" draw:id="id12" draw:layer="layout" svg:width="4.473cm" svg:height="1.598cm" svg:x="14.878cm" svg:y="6.562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xml:id="id13" draw:id="id13" draw:layer="layout" svg:width="3.83cm" svg:height="0.633cm" svg:x="15.183cm" svg:y="9.446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xml:id="id14" draw:id="id14" draw:layer="layout" svg:width="3.83cm" svg:height="0.633cm" svg:x="15.183cm" svg:y="10.028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5" draw:style-name="gr53" draw:text-style-name="P15" xml:id="id20" draw:id="id20" draw:layer="layout" svg:width="7.019cm" svg:height="4.029cm" svg:x="8.184cm" svg:y="13.326cm" svg:viewBox="0 0 7020 4030" draw:points="0,0 7020,4030">
          <text:p/>
        </draw:polyline>
        <draw:polyline draw:name="Line 16" draw:style-name="gr54" draw:text-style-name="P15" xml:id="id11" draw:id="id11" draw:layer="layout" svg:width="7.019cm" svg:height="4.479cm" svg:x="8.184cm" svg:y="9.52cm" svg:viewBox="0 0 7020 4480" draw:points="0,4480 7020,0">
          <text:p/>
        </draw:polyline>
        <draw:polyline draw:name="Line 17" draw:style-name="gr54" draw:text-style-name="P15" xml:id="id9" draw:id="id9" draw:layer="layout" svg:width="6.948cm" svg:height="1.939cm" svg:x="8.255cm" svg:y="8.885cm" svg:viewBox="0 0 6949 1940" draw:points="0,1940 6949,0">
          <text:p/>
        </draw:polyline>
        <draw:polyline draw:name="Line 18" draw:style-name="gr54" draw:text-style-name="P15" xml:id="id8" draw:id="id8" draw:layer="layout" svg:width="7.09cm" svg:height="1.948cm" svg:x="8.113cm" svg:y="8.25cm" svg:viewBox="0 0 7091 1949" draw:points="0,1949 7091,0">
          <text:p/>
        </draw:polyline>
        <draw:custom-shape draw:name="CustomShape 19" draw:style-name="gr51" draw:text-style-name="P2" xml:id="id1" draw:id="id1" draw:layer="layout" svg:width="4.189cm" svg:height="1.596cm" svg:x="15.047cm" svg:y="12.109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4.41cm" svg:y="8.334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5.08cm" svg:y="9.097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5.08cm" svg:y="9.744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5.08cm" svg:y="11.038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5.08cm" svg:y="11.614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5.08cm" svg:y="12.278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5.08cm" svg:y="13.554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5.08cm" svg:y="12.908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5.08cm" svg:y="10.391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6.099cm" svg:y="6.981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3.367cm" svg:y="8.999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3.358cm" svg:y="13.479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xml:id="id15" draw:id="id15" draw:layer="layout" svg:width="1.514cm" svg:height="0.933cm" svg:x="18.981cm" svg:y="8.082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xml:id="id16" draw:id="id16" draw:layer="layout" svg:width="3.83cm" svg:height="0.633cm" svg:x="15.183cm" svg:y="8.819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xml:id="id17" draw:id="id17" draw:layer="layout" svg:width="3.83cm" svg:height="0.633cm" svg:x="15.183cm" svg:y="8.184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xml:id="id18" draw:id="id18" draw:layer="layout" svg:width="1.514cm" svg:height="0.933cm" svg:x="19.016cm" svg:y="9.916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xml:id="id2" draw:id="id2" draw:layer="layout" svg:width="3.83cm" svg:height="0.633cm" svg:x="15.205cm" svg:y="13.855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xml:id="id3" draw:id="id3" draw:layer="layout" svg:width="3.83cm" svg:height="0.633cm" svg:x="15.205cm" svg:y="14.718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xml:id="id4" draw:id="id4" draw:layer="layout" svg:width="3.83cm" svg:height="0.633cm" svg:x="15.205cm" svg:y="16.443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xml:id="id5" draw:id="id5" draw:layer="layout" svg:width="3.83cm" svg:height="0.633cm" svg:x="15.205cm" svg:y="17.306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xml:id="id6" draw:id="id6" draw:layer="layout" svg:width="3.83cm" svg:height="0.633cm" svg:x="15.205cm" svg:y="18.168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4" draw:style-name="gr53" draw:text-style-name="P15" xml:id="id19" draw:id="id19" draw:layer="layout" svg:width="7.125cm" svg:height="4.197cm" svg:x="8.078cm" svg:y="11.447cm" svg:viewBox="0 0 7126 4198" draw:points="0,0 7126,4198">
          <text:p/>
        </draw:polyline>
        <draw:custom-shape draw:name="CustomShape 55" draw:style-name="gr57" draw:text-style-name="P56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6" draw:style-name="gr54" draw:text-style-name="P15" xml:id="id10" draw:id="id10" draw:layer="layout" svg:width="7.037cm" svg:height="1.869cm" svg:x="8.166cm" svg:y="10.12cm" svg:viewBox="0 0 7038 1870" draw:points="0,1870 7038,0">
          <text:p/>
        </draw:polyline>
        <draw:custom-shape draw:name="CustomShape 57" draw:style-name="gr50" draw:text-style-name="P52" xml:id="id7" draw:id="id7" draw:layer="layout" svg:width="3.83cm" svg:height="0.633cm" svg:x="15.205cm" svg:y="15.58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78cm" svg:x="0.861cm" svg:y="3.188cm">
          <text:list text:style-name="L2">
            <text:list-item>
              <text:p text:style-name="P7"><text:span text:style-name="T36">Page hit: </text:span><text:span text:style-name="T10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8.847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8.847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786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7.834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138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138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14cm" svg:y1="12.691cm" svg:x2="18.16cm" svg:y2="16.721cm">
          <text:p/>
        </draw:line>
        <draw:line draw:name="Line 16" draw:style-name="gr54" draw:text-style-name="P15" draw:layer="layout" svg:x1="11.14cm" svg:y1="13.365cm" svg:x2="18.16cm" svg:y2="8.885cm">
          <text:p/>
        </draw:line>
        <draw:line draw:name="Line 17" draw:style-name="gr54" draw:text-style-name="P15" draw:layer="layout" svg:x1="11.21cm" svg:y1="10.19cm" svg:x2="18.16cm" svg:y2="8.25cm">
          <text:p/>
        </draw:line>
        <draw:line draw:name="Line 18" draw:style-name="gr54" draw:text-style-name="P15" draw:layer="layout" svg:x1="11.069cm" svg:y1="9.564cm" svg:x2="18.16cm" svg:y2="7.615cm">
          <text:p/>
        </draw:line>
        <draw:custom-shape draw:name="CustomShape 19" draw:style-name="gr51" draw:text-style-name="P2" draw:layer="layout" svg:width="4.189cm" svg:height="1.596cm" svg:x="18.003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365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036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036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036cm" svg:y="10.40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036cm" svg:y="10.97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036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036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036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036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054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322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314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1.937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138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138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1.972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16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16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16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16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16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034cm" svg:y1="10.812cm" svg:x2="18.16cm" svg:y2="15.01cm">
          <text:p/>
        </draw:line>
        <draw:custom-shape draw:name="CustomShape 55" draw:style-name="gr57" draw:text-style-name="P56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122cm" svg:y1="11.355cm" svg:x2="18.16cm" svg:y2="9.485cm">
          <text:p/>
        </draw:line>
        <draw:custom-shape draw:name="CustomShape 57" draw:style-name="gr50" draw:text-style-name="P52" draw:layer="layout" svg:width="3.83cm" svg:height="0.633cm" svg:x="18.16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xml:id="id22" draw:id="id22" draw:layer="layout" svg:width="4.443cm" svg:height="0.673cm" svg:x="1.058cm" svg:y="6.773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1" draw:id="id21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96cm" svg:y="3.188cm">
          <text:list text:style-name="L2">
            <text:list-item>
              <text:p text:style-name="P7"><text:span text:style-name="T36">Page fault: </text:span><text:span text:style-name="T10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xml:id="id23" draw:id="id23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4" draw:id="id24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0" draw:text-style-name="P59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  <text:list-item>
              <text:p text:style-name="P20"><text:span text:style-name="T8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61" draw:text-style-name="P2" draw:layer="layout" svg:width="16.071cm" svg:height="1.774cm" svg:x="0.861cm" svg:y="16.087cm">
          <text:p text:style-name="P1"><text:span text:style-name="T40">Key point</text:span><text:span text:style-name="T14">: Waiting until the miss to copy the page to DRAM is known as </text:span><text:span text:style-name="T41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Slide">
        <office:forms form:automatic-focus="false" form:apply-design-mode="false"/>
        <draw:custom-shape draw:name="CustomShape 1" draw:style-name="gr48" draw:text-style-name="P50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50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51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7.523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1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50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2.717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4.904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7.788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8.37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1.668cm" svg:x2="18.35cm" svg:y2="16.494cm">
          <text:p/>
        </draw:line>
        <draw:line draw:name="Line 16" draw:style-name="gr54" draw:text-style-name="P15" draw:layer="layout" svg:x1="11.351cm" svg:y1="12.342cm" svg:x2="18.372cm" svg:y2="7.862cm">
          <text:p/>
        </draw:line>
        <draw:line draw:name="Line 17" draw:style-name="gr54" draw:text-style-name="P15" draw:layer="layout" svg:x1="11.422cm" svg:y1="9.167cm" svg:x2="18.372cm" svg:y2="7.227cm">
          <text:p/>
        </draw:line>
        <draw:line draw:name="Line 18" draw:style-name="gr54" draw:text-style-name="P15" draw:layer="layout" svg:x1="11.281cm" svg:y1="8.541cm" svg:x2="18.372cm" svg:y2="6.592cm">
          <text:p/>
        </draw:line>
        <draw:custom-shape draw:name="CustomShape 19" draw:style-name="gr51" draw:text-style-name="P2" draw:layer="layout" svg:width="4.189cm" svg:height="1.596cm" svg:x="18.214cm" svg:y="10.451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6.676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7.439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8.08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9.38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9.956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0.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1.89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1.249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8.733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5.323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7.341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1.821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6.424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7.161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6.526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8.258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2.197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3.06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4.785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494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357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0.331cm" svg:x2="18.372cm" svg:y2="14.784cm">
          <text:p/>
        </draw:line>
        <draw:custom-shape draw:name="CustomShape 55" draw:style-name="gr57" draw:text-style-name="P56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9.745cm" svg:x2="18.372cm" svg:y2="8.541cm">
          <text:p/>
        </draw:line>
        <draw:custom-shape draw:name="CustomShape 57" draw:style-name="gr50" draw:text-style-name="P52" draw:layer="layout" svg:width="3.83cm" svg:height="0.633cm" svg:x="18.372cm" svg:y="13.922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0" draw:text-style-name="P52" draw:layer="layout" svg:width="3.83cm" svg:height="0.633cm" svg:x="18.372cm" svg:y="15.632cm">
          <text:p text:style-name="P12"><text:span text:style-name="T37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53" draw:text-style-name="P15" draw:layer="layout" svg:x1="11.373cm" svg:y1="10.924cm" svg:x2="18.372cm" svg:y2="15.75cm">
          <text:p/>
        </draw:line>
        <draw:custom-shape draw:name="CustomShape 60" draw:style-name="gr57" draw:text-style-name="P56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1.058cm" svg:y="3.691cm">
          <text:list text:style-name="L2">
            <text:list-item>
              <text:p text:style-name="P21"><text:span text:style-name="T10">Virtual memory seems terribly inefficient, but it works because of locality. </text:span></text:p>
            </text:list-item>
          </text:list>
          <text:p text:style-name="P60"><text:span text:style-name="T10"/></text:p>
          <text:list text:continue-numbering="true" text:style-name="L2">
            <text:list-item>
              <text:p text:style-name="P23"><text:span text:style-name="T10">At any point in time, programs tend to access a set of active virtual pages called the </text:span><text:span text:style-name="T36">working set</text:span></text:p>
            </text:list-item>
          </text:list>
          <text:list text:style-name="L3">
            <text:list-item>
              <text:list>
                <text:list-item>
                  <text:p text:style-name="P24"><text:span text:style-name="T8">Programs with better temporal locality will have smaller working set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working set size &lt; main memory size) </text:span></text:p>
              <text:list>
                <text:list-item>
                  <text:p text:style-name="P24"><text:span text:style-name="T8">Good performance for one process after compulsory misse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 SUM(working set sizes) &gt; main memory size ) </text:span></text:p>
              <text:list>
                <text:list-item>
                  <text:p text:style-name="P24"><text:span text:style-name="T42">Thrashing:</text:span><text:span text:style-name="T43"> </text:span><text:span text:style-name="T8">Performance meltdown</text:span><text:span text:style-name="T43"> </text:span><text:span text:style-name="T8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916cm" svg:height="1.59cm" svg:x="0.729cm" svg:y="1.583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04cm" svg:height="3.491cm" svg:x="0.635cm" svg:y="3.598cm">
          <text:list text:style-name="L2">
            <text:list-item>
              <text:p text:style-name="P7"><text:span text:style-name="T10">Key idea: each process has its own 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It can view memory as a simple linear array</text:span></text:p>
                </text:list-item>
                <text:list-item>
                  <text:p text:style-name="P20"><text:span text:style-name="T8">Mapping function scatters addresses through physical memory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8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74cm">
          <text:p text:style-name="P54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668cm">
          <text:p text:style-name="P54"><text:span text:style-name="T17">Physical </text:span></text:p>
          <text:p text:style-name="P54"><text:span text:style-name="T17">Address </text:span></text:p>
          <text:p text:style-name="P54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528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138cm">
          <text:p text:style-name="P54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2.872cm">
          <text:p text:style-name="P54"><text:span text:style-name="T16">(e.g., read-only </text:span></text:p>
          <text:p text:style-name="P54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243cm">
          <text:p text:style-name="P54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3" draw:layer="layout" svg:width="2.538cm" svg:height="0.708cm" svg:x="7.268cm" svg:y="9.669cm">
          <text:p text:style-name="P57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3" draw:layer="layout" svg:width="2.538cm" svg:height="0.708cm" svg:x="7.268cm" svg:y="10.37cm">
          <text:p text:style-name="P57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728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031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641cm">
          <text:p text:style-name="P54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3" draw:layer="layout" svg:width="2.538cm" svg:height="0.708cm" svg:x="7.268cm" svg:y="15.162cm">
          <text:p text:style-name="P57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3" draw:layer="layout" svg:width="2.538cm" svg:height="0.708cm" svg:x="7.268cm" svg:y="15.862cm">
          <text:p text:style-name="P57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22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3" draw:layer="layout" svg:width="2.538cm" svg:height="0.708cm" svg:x="15.875cm" svg:y="10.379cm">
          <text:p text:style-name="P57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3" draw:layer="layout" svg:width="2.538cm" svg:height="0.708cm" svg:x="15.875cm" svg:y="13.22cm">
          <text:p text:style-name="P57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3" draw:layer="layout" svg:width="2.538cm" svg:height="0.708cm" svg:x="15.875cm" svg:y="14.651cm">
          <text:p text:style-name="P57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5.951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528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624cm">
          <text:p text:style-name="P54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4.99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255cm">
          <text:p text:style-name="P57"><text:span text:style-name="T45">Address </text:span></text:p>
          <text:p text:style-name="P57"><text:span text:style-name="T45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916cm" svg:height="1.59cm" svg:x="0.706cm" svg:y="1.482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4cm" svg:height="5.29cm" svg:x="0.635cm" svg:y="3.387cm">
          <text:list text:style-name="L2">
            <text:list-item>
              <text:p text:style-name="P21"><text:span text:style-name="T10">Simplifying memory allocation</text:span></text:p>
            </text:list-item>
          </text:list>
          <text:list text:style-name="L3">
            <text:list-item>
              <text:list>
                <text:list-item>
                  <text:p text:style-name="P62"><text:span text:style-name="T8">Each virtual page can be mapped to any physical page</text:span></text:p>
                </text:list-item>
                <text:list-item>
                  <text:p text:style-name="P20"><text:span text:style-name="T8">A virtual page can be stored in different physical pages at different times</text:span></text:p>
                </text:list-item>
              </text:list>
            </text:list-item>
            <text:list-item>
              <text:p text:style-name="P21"><text:span text:style-name="T10">Sharing code and data among processes</text:span></text:p>
              <text:list>
                <text:list-item>
                  <text:p text:style-name="P20"><text:span text:style-name="T8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951cm">
          <text:p text:style-name="P54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879cm">
          <text:p text:style-name="P54"><text:span text:style-name="T17">Physical </text:span></text:p>
          <text:p text:style-name="P54"><text:span text:style-name="T17">Address </text:span></text:p>
          <text:p text:style-name="P54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74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35cm">
          <text:p text:style-name="P54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3.084cm">
          <text:p text:style-name="P54"><text:span text:style-name="T16">(e.g., read-only </text:span></text:p>
          <text:p text:style-name="P54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455cm">
          <text:p text:style-name="P54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3" draw:layer="layout" svg:width="2.538cm" svg:height="0.708cm" svg:x="7.268cm" svg:y="9.881cm">
          <text:p text:style-name="P57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3" draw:layer="layout" svg:width="2.538cm" svg:height="0.708cm" svg:x="7.268cm" svg:y="10.581cm">
          <text:p text:style-name="P57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939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243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853cm">
          <text:p text:style-name="P54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3" draw:layer="layout" svg:width="2.538cm" svg:height="0.708cm" svg:x="7.268cm" svg:y="15.374cm">
          <text:p text:style-name="P57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3" draw:layer="layout" svg:width="2.538cm" svg:height="0.708cm" svg:x="7.268cm" svg:y="16.074cm">
          <text:p text:style-name="P57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432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3" draw:layer="layout" svg:width="2.538cm" svg:height="0.708cm" svg:x="15.875cm" svg:y="10.591cm">
          <text:p text:style-name="P57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3" draw:layer="layout" svg:width="2.538cm" svg:height="0.708cm" svg:x="15.875cm" svg:y="13.432cm">
          <text:p text:style-name="P57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3" draw:layer="layout" svg:width="2.538cm" svg:height="0.708cm" svg:x="15.875cm" svg:y="14.863cm">
          <text:p text:style-name="P57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6.162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74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835cm">
          <text:p text:style-name="P54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20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467cm">
          <text:p text:style-name="P57"><text:span text:style-name="T45">Address </text:span></text:p>
          <text:p text:style-name="P57"><text:span text:style-name="T45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Simplifying Linking and 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005cm" svg:height="13.273cm" svg:x="1.058cm" svg:y="4.445cm">
          <text:list text:style-name="L8">
            <text:list-item>
              <text:p xml:id="id25" text:id="id25" text:style-name="P63"><text:span text:style-name="T10">Linking</text:span><text:span text:style-name="T46"> 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2">Each program has similar virtual address space</text:span></text:p>
                </text:list-item>
                <text:list-item>
                  <text:p text:style-name="P64"><text:span text:style-name="T2">Code, data, and heap always start at the same addresses.</text:span></text:p>
                </text:list-item>
              </text:list>
            </text:list-item>
          </text:list>
          <text:p text:style-name="P65"><text:span text:style-name="T47"/></text:p>
          <text:list text:continue-numbering="true" text:style-name="L9">
            <text:list-item>
              <text:p text:style-name="P63"><text:span text:style-name="T10">Loading </text:span></text:p>
              <text:list>
                <text:list-item>
                  <text:p text:style-name="P66"><text:span text:style-name="T48">execve </text:span><text:span text:style-name="T2">allocates virtual pages for .text and .data sections &amp; creates PTEs marked as invalid</text:span></text:p>
                </text:list-item>
                <text:list-item>
                  <text:p text:style-name="P64"><text:span text:style-name="T2">The </text:span><text:span text:style-name="T48">.text </text:span><text:span text:style-name="T2">and </text:span><text:span text:style-name="T48">.data </text:span><text:span text:style-name="T2">sections are copied, page by page, on demand by the virtual memory system</text:span></text:p>
                </text:list-item>
              </text:list>
            </text:list-item>
          </text:list>
          <text:p text:style-name="P67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3" draw:layer="layout" svg:width="7.746cm" svg:height="1.352cm" svg:x="13.885cm" svg:y="3.506cm">
          <text:p text:style-name="P12"><text:span text:style-name="T49">Kernel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19" draw:layer="layout" svg:width="7.746cm" svg:height="1.859cm" svg:x="13.885cm" svg:y="8.233cm">
          <text:p text:style-name="P12"><text:span text:style-name="T49">Memory-mapped region for</text:span></text:p>
          <text:p text:style-name="P12"><text:span text:style-name="T49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68" draw:layer="layout" svg:width="7.746cm" svg:height="2.009cm" svg:x="13.885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9" draw:layer="layout" svg:width="7.746cm" svg:height="1.859cm" svg:x="13.885cm" svg:y="12.086cm">
          <text:p text:style-name="P12"><text:span text:style-name="T49">Run-time heap</text:span></text:p>
          <text:p text:style-name="P12"><text:span text:style-name="T49">(created by </text:span><text:span text:style-name="T50">malloc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68" draw:layer="layout" svg:width="7.746cm" svg:height="2.516cm" svg:x="13.885cm" svg:y="5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68" draw:text-style-name="P15" draw:layer="layout" svg:x1="17.746cm" svg:y1="12.06cm" svg:x2="17.751cm" svg:y2="10.993cm">
          <text:p/>
        </draw:line>
        <draw:custom-shape draw:name="CustomShape 9" draw:style-name="gr66" draw:text-style-name="P19" draw:layer="layout" svg:width="7.746cm" svg:height="1.563cm" svg:x="13.885cm" svg:y="4.776cm">
          <text:p text:style-name="P12"><text:span text:style-name="T49">User stack</text:span></text:p>
          <text:p text:style-name="P12"><text:span text:style-name="T49">(created at runti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8" draw:text-style-name="P15" draw:layer="layout" svg:x1="17.746cm" svg:y1="8.25cm" svg:x2="17.751cm" svg:y2="7.606cm">
          <text:p/>
        </draw:line>
        <draw:line draw:name="Line 11" draw:style-name="gr68" draw:text-style-name="P15" draw:layer="layout" svg:x1="17.746cm" svg:y1="6.341cm" svg:x2="17.751cm" svg:y2="6.976cm">
          <text:p/>
        </draw:line>
        <draw:custom-shape draw:name="CustomShape 12" draw:style-name="gr69" draw:text-style-name="P69" draw:layer="layout" svg:width="7.746cm" svg:height="1.1cm" svg:x="13.885cm" svg:y="17.536cm">
          <text:p text:style-name="P12"><text:span text:style-name="T49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2" draw:layer="layout" svg:width="0.786cm" svg:height="0.934cm" svg:x="13.15cm" svg:y="18.143cm">
          <text:p text:style-name="P54"><text:span text:style-name="T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" draw:layer="layout" svg:width="2.386cm" svg:height="2.258cm" svg:x="22.642cm" svg:y="5.856cm">
          <text:p text:style-name="P70"><text:span text:style-name="T50">%rsp</text:span><text:span text:style-name="T49"> </text:span></text:p>
          <text:p text:style-name="P54"><text:span text:style-name="T49">(stack </text:span></text:p>
          <text:p text:style-name="P54"><text:span text:style-name="T49">po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0" draw:text-style-name="P15" draw:layer="layout" svg:x1="22.844cm" svg:y1="6.332cm" svg:x2="21.776cm" svg:y2="6.336cm">
          <text:p/>
        </draw:line>
        <draw:custom-shape draw:name="CustomShape 16" draw:style-name="gr51" draw:text-style-name="P2" draw:layer="layout" svg:width="3.05cm" svg:height="2.26cm" svg:x="22.316cm" svg:y="2.752cm">
          <text:p text:style-name="P54"><text:span text:style-name="T49">Memory</text:span></text:p>
          <text:p text:style-name="P54"><text:span text:style-name="T49">invisible to</text:span></text:p>
          <text:p text:style-name="P54"><text:span text:style-name="T49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8" draw:text-style-name="P15" draw:layer="layout" svg:x1="21.821cm" svg:y1="4.772cm" svg:x2="21.825cm" svg:y2="3.493cm">
          <text:p/>
        </draw:line>
        <draw:custom-shape draw:name="CustomShape 18" draw:style-name="gr51" draw:text-style-name="P2" draw:layer="layout" svg:width="1.518cm" svg:height="0.934cm" svg:x="22.784cm" svg:y="11.593cm">
          <text:p text:style-name="P70"><text:span text:style-name="T50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0" draw:text-style-name="P15" draw:layer="layout" svg:x1="22.778cm" svg:y1="12.056cm" svg:x2="21.71cm" svg:y2="12.06cm">
          <text:p/>
        </draw:line>
        <draw:custom-shape draw:name="CustomShape 20" draw:style-name="gr51" draw:text-style-name="P2" draw:layer="layout" svg:width="2.873cm" svg:height="0.85cm" svg:x="11.083cm" svg:y="17.193cm">
          <text:p text:style-name="P70"><text:span text:style-name="T51">0x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1" draw:text-style-name="P71" draw:layer="layout" svg:width="7.746cm" svg:height="1.859cm" svg:x="13.885cm" svg:y="13.938cm">
          <text:p text:style-name="P12"><text:span text:style-name="T49">Read/write segment</text:span></text:p>
          <text:p text:style-name="P12"><text:span text:style-name="T49">(.</text:span><text:span text:style-name="T50">data</text:span><text:span text:style-name="T49">, .</text:span><text:span text:style-name="T50">bss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72" draw:layer="layout" svg:width="7.746cm" svg:height="1.859cm" svg:x="13.885cm" svg:y="15.675cm">
          <text:p text:style-name="P12"><text:span text:style-name="T49">Read-only segment</text:span></text:p>
          <text:p text:style-name="P12"><text:span text:style-name="T49">(</text:span><text:span text:style-name="T50">.init</text:span><text:span text:style-name="T49">, .</text:span><text:span text:style-name="T50">text</text:span><text:span text:style-name="T49">, </text:span><text:span text:style-name="T50">.rodata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3" draw:text-style-name="P15" draw:layer="layout" svg:width="0.21cm" svg:height="3.596cm" svg:x="21.768cm" svg:y="13.961cm">
          <text:p/>
          <draw:enhanced-geometry draw:mirror-horizontal="false" draw:mirror-vertical="false" svg:viewBox="0 0 0 0" draw:text-areas="0 ?f15 ?f14 ?f16" draw:type="ooxml-rightBrace" draw:modifiers="1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4" draw:style-name="gr51" draw:text-style-name="P2" draw:layer="layout" svg:width="3.165cm" svg:height="3.584cm" svg:x="22.205cm" svg:y="13.917cm">
          <text:p text:style-name="P54"><text:span text:style-name="T49">Loaded </text:span></text:p>
          <text:p text:style-name="P54"><text:span text:style-name="T49">from </text:span></text:p>
          <text:p text:style-name="P54"><text:span text:style-name="T49">the </text:span></text:p>
          <text:p text:style-name="P54"><text:span text:style-name="T49">executable </text:span></text:p>
          <text:p text:style-name="P54"><text:span text:style-name="T49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4.701cm" svg:height="2.172cm" svg:x="0.908cm" svg:y="1.058cm">
          <text:p text:style-name="P6"><text:span text:style-name="T1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57cm" svg:x="0.941cm" svg:y="3.368cm">
          <text:list text:style-name="L2">
            <text:list-item>
              <text:p text:style-name="P21"><text:span text:style-name="T10">Extend PTEs with permission bits</text:span></text:p>
            </text:list-item>
            <text:list-item>
              <text:p text:style-name="P21"><text:span text:style-name="T10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947cm" svg:height="1.006cm" svg:x="0.437cm" svg:y="7.973cm">
          <text:p text:style-name="P10"><text:span text:style-name="T17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.375cm" svg:height="0.92cm" svg:x="11.951cm" svg:y="7.977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.787cm" svg:height="0.92cm" svg:x="5.498cm" svg:y="7.977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036cm" svg:height="0.92cm" svg:x="7.274cm" svg:y="7.977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53" draw:layer="layout" svg:width="4.231cm" svg:height="0.845cm" svg:x="11.121cm" svg:y="8.82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5" draw:text-style-name="P19" draw:layer="layout" svg:width="1.903cm" svg:height="0.845cm" svg:x="5.42cm" svg:y="8.82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3" draw:layer="layout" svg:width="1.903cm" svg:height="0.845cm" svg:x="7.325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53" draw:layer="layout" svg:width="4.231cm" svg:height="0.845cm" svg:x="11.121cm" svg:y="9.671cm">
          <text:p text:style-name="P12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5" draw:text-style-name="P19" draw:layer="layout" svg:width="1.903cm" svg:height="0.845cm" svg:x="5.42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5" draw:text-style-name="P19" draw:layer="layout" svg:width="1.903cm" svg:height="0.845cm" svg:x="7.325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53" draw:layer="layout" svg:width="4.231cm" svg:height="0.845cm" svg:x="11.121cm" svg:y="10.517cm">
          <text:p text:style-name="P12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5" draw:text-style-name="P19" draw:layer="layout" svg:width="1.903cm" svg:height="0.845cm" svg:x="5.42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706cm" svg:height="0.92cm" svg:x="1.489cm" svg:y="8.811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1.706cm" svg:height="0.92cm" svg:x="1.489cm" svg:y="9.657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1.706cm" svg:height="0.92cm" svg:x="1.493cm" svg:y="10.504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6" draw:text-style-name="P2" draw:layer="layout" svg:width="0.682cm" svg:height="1.596cm" svg:x="10.014cm" svg:y="11.576cm">
          <text:p text:style-name="P73"><text:span text:style-name="T13">•</text:span></text:p>
          <text:p text:style-name="P73"><text:span text:style-name="T13">•</text:span></text:p>
          <text:p text:style-name="P73"><text:span text:style-name="T1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2.951cm" svg:height="1.006cm" svg:x="0.44cm" svg:y="14.165cm">
          <text:p text:style-name="P10"><text:span text:style-name="T17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19" draw:layer="layout" svg:width="1.903cm" svg:height="0.845cm" svg:x="7.325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1.44cm" svg:height="0.92cm" svg:x="3.773cm" svg:y="7.977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3" draw:layer="layout" svg:width="1.903cm" svg:height="0.845cm" svg:x="3.506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3" draw:layer="layout" svg:width="1.903cm" svg:height="0.845cm" svg:x="3.506cm" svg:y="9.67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9" draw:layer="layout" svg:width="1.903cm" svg:height="0.845cm" svg:x="3.506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2.375cm" svg:height="0.92cm" svg:x="11.96cm" svg:y="14.111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2" draw:layer="layout" svg:width="1.787cm" svg:height="0.92cm" svg:x="5.513cm" svg:y="14.111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2" draw:layer="layout" svg:width="2.036cm" svg:height="0.92cm" svg:x="7.289cm" svg:y="14.111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53" draw:layer="layout" svg:width="4.231cm" svg:height="0.845cm" svg:x="11.13cm" svg:y="14.958cm">
          <text:p text:style-name="P12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9" draw:layer="layout" svg:width="1.903cm" svg:height="0.845cm" svg:x="5.443cm" svg:y="14.958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3" draw:layer="layout" svg:width="1.903cm" svg:height="0.845cm" svg:x="7.348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53" draw:layer="layout" svg:width="4.231cm" svg:height="0.845cm" svg:x="11.13cm" svg:y="15.80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5" draw:text-style-name="P19" draw:layer="layout" svg:width="1.903cm" svg:height="0.845cm" svg:x="5.44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5" draw:text-style-name="P19" draw:layer="layout" svg:width="1.903cm" svg:height="0.845cm" svg:x="7.348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53" draw:layer="layout" svg:width="4.231cm" svg:height="0.845cm" svg:x="11.13cm" svg:y="16.651cm">
          <text:p text:style-name="P12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5" draw:text-style-name="P19" draw:layer="layout" svg:width="1.903cm" svg:height="0.845cm" svg:x="5.443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5" draw:text-style-name="P19" draw:layer="layout" svg:width="1.903cm" svg:height="0.845cm" svg:x="7.348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2" draw:layer="layout" svg:width="1.44cm" svg:height="0.92cm" svg:x="3.788cm" svg:y="14.111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6" draw:text-style-name="P13" draw:layer="layout" svg:width="1.903cm" svg:height="0.845cm" svg:x="3.53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74" draw:layer="layout" svg:width="1.903cm" svg:height="0.845cm" svg:x="3.5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3" draw:layer="layout" svg:width="1.903cm" svg:height="0.845cm" svg:x="3.53cm" svg:y="16.65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2" draw:layer="layout" svg:width="1.706cm" svg:height="0.92cm" svg:x="1.839cm" svg:y="14.962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2" draw:layer="layout" svg:width="1.706cm" svg:height="0.92cm" svg:x="1.839cm" svg:y="15.809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2" draw:layer="layout" svg:width="1.706cm" svg:height="0.92cm" svg:x="1.843cm" svg:y="16.656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2" draw:text-style-name="P2" draw:layer="layout" svg:width="4.655cm" svg:height="1.754cm" svg:x="19.685cm" svg:y="7.079cm">
          <text:p text:style-name="P54"><text:span text:style-name="T17">Physical </text:span></text:p>
          <text:p text:style-name="P54"><text:span text:style-name="T17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3" draw:text-style-name="P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63" draw:text-style-name="P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4" draw:text-style-name="P53" draw:layer="layout" svg:width="2.538cm" svg:height="0.708cm" svg:x="19.892cm" svg:y="10.264cm">
          <text:p text:style-name="P57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3" draw:text-style-name="P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4" draw:text-style-name="P53" draw:layer="layout" svg:width="2.538cm" svg:height="0.708cm" svg:x="19.892cm" svg:y="11.7cm">
          <text:p text:style-name="P57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3" draw:text-style-name="P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4" draw:text-style-name="P53" draw:layer="layout" svg:width="2.538cm" svg:height="0.708cm" svg:x="19.892cm" svg:y="13.128cm">
          <text:p text:style-name="P57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3" draw:text-style-name="P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4" draw:text-style-name="P53" draw:layer="layout" svg:width="2.538cm" svg:height="0.708cm" svg:x="19.892cm" svg:y="14.536cm">
          <text:p text:style-name="P57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64" draw:text-style-name="P53" draw:layer="layout" svg:width="2.538cm" svg:height="0.708cm" svg:x="19.892cm" svg:y="15.24cm">
          <text:p text:style-name="P57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3" draw:text-style-name="P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4" draw:text-style-name="P53" draw:layer="layout" svg:width="2.538cm" svg:height="0.708cm" svg:x="19.897cm" svg:y="16.647cm">
          <text:p text:style-name="P57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2" draw:text-style-name="P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2" draw:text-style-name="P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2" draw:text-style-name="P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2" draw:text-style-name="P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2" draw:text-style-name="P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2" draw:text-style-name="P15" draw:layer="layout" svg:width="4.531cm" svg:height="0.071cm" svg:x="15.363cm" svg:y="16.9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6" draw:text-style-name="P2" draw:layer="layout" svg:width="1.651cm" svg:height="0.92cm" svg:x="9.366cm" svg:y="7.973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5" draw:text-style-name="P19" draw:layer="layout" svg:width="1.903cm" svg:height="0.845cm" svg:x="9.224cm" svg:y="9.666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2" draw:layer="layout" svg:width="1.651cm" svg:height="0.92cm" svg:x="9.377cm" svg:y="14.1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5" draw:text-style-name="P19" draw:layer="layout" svg:width="1.903cm" svg:height="0.845cm" svg:x="9.234cm" svg:y="15.79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5" draw:text-style-name="P19" draw:layer="layout" svg:width="1.903cm" svg:height="0.845cm" svg:x="9.234cm" svg:y="16.6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5" draw:text-style-name="P19" draw:layer="layout" svg:width="1.903cm" svg:height="0.845cm" svg:x="9.213cm" svg:y="8.81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5" draw:text-style-name="P19" draw:layer="layout" svg:width="1.903cm" svg:height="0.845cm" svg:x="9.239cm" svg:y="14.94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6" draw:text-style-name="P13" draw:layer="layout" svg:width="1.903cm" svg:height="0.845cm" svg:x="9.213cm" svg:y="10.517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21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7" draw:text-style-name="P15" draw:layer="layout" svg:width="0.511cm" svg:height="1.024cm" svg:x="2.23cm" svg:y="12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49cm" svg:height="13.809cm" svg:x="1.102cm" svg:y="3.784cm">
          <text:list text:style-name="L2">
            <text:list-item>
              <text:p text:style-name="P7"><text:span text:style-name="T10">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43">V = {0, 1, …, N–1}</text:span></text:p>
                </text:list-item>
              </text:list>
            </text:list-item>
            <text:list-item>
              <text:p text:style-name="P7"><text:span text:style-name="T10">Physical Address Space</text:span></text:p>
              <text:list>
                <text:list-item>
                  <text:p text:style-name="P20"><text:span text:style-name="T43">P = {0, 1, …, M–1}</text:span></text:p>
                </text:list-item>
              </text:list>
            </text:list-item>
            <text:list-item>
              <text:p text:style-name="P7"><text:span text:style-name="T10">Address Translation</text:span></text:p>
            </text:list-item>
          </text:list>
          <text:p text:style-name="P20"><text:span text:style-name="T52"><text:s text:c="8"/></text:span><text:span text:style-name="T52">MAP: <text:s/>V </text:span><text:span text:style-name="T53">➡</text:span><text:span text:style-name="T54"> <text:s/>P <text:s/>U <text:s/>{</text:span><text:span text:style-name="T55">Ø</text:span><text:span text:style-name="T54">}</text:span></text:p>
          <text:list text:style-name="L10">
            <text:list-item>
              <text:list>
                <text:list-item>
                  <text:p text:style-name="P20"><text:span text:style-name="T56">For virtual address </text:span><text:span text:style-name="T54">a</text:span><text:span text:style-name="T56">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20"><text:span text:style-name="T54">MAP(a) <text:s/>= <text:s/>a</text:span><text:span text:style-name="T57">’</text:span><text:span text:style-name="T56"> <text:s/>if data at virtual address </text:span><text:span text:style-name="T54">a</text:span><text:span text:style-name="T56"> is at physical address </text:span><text:span text:style-name="T54">a’</text:span><text:span text:style-name="T57"> </text:span><text:span text:style-name="T56">in </text:span><text:span text:style-name="T54">P</text:span></text:p>
                    </text:list-item>
                    <text:list-item>
                      <text:p text:style-name="P20"><text:span text:style-name="T54">MAP(a) <text:s/>= </text:span><text:span text:style-name="T55">Ø</text:span><text:span text:style-name="T54"> </text:span><text:span text:style-name="T56">if data at virtual address </text:span><text:span text:style-name="T54">a</text:span><text:span text:style-name="T56"> is not in physical memory</text:span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56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5"><text:span text:style-name="T58"/></text:p>
          <text:p text:style-name="P7"><text:span text:style-name="T58"/></text:p>
          <text:p text:style-name="P65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136cm" svg:height="2.115cm" svg:x="0.992cm" svg:y="1.21cm">
          <text:p text:style-name="P6"><text:span text:style-name="T1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8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N = 2</text:span><text:span text:style-name="T59">n </text:span><text:span text:style-name="T8">: Number of addresses in virtual address space</text:span></text:p>
                </text:list-item>
                <text:list-item>
                  <text:p text:style-name="P20"><text:span text:style-name="T7">M = 2</text:span><text:span text:style-name="T59">m </text:span><text:span text:style-name="T8">: Number of addresses in physical address space</text:span></text:p>
                </text:list-item>
                <text:list-item>
                  <text:p text:style-name="P20"><text:span text:style-name="T7">P = 2</text:span><text:span text:style-name="T59">p </text:span><text:span text:style-name="T7"><text:s/></text:span><text:span text:style-name="T8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20"><text:span text:style-name="T7">TLBI</text:span><text:span text:style-name="T8">: TLB index</text:span></text:p>
                </text:list-item>
                <text:list-item>
                  <text:p text:style-name="P20"><text:span text:style-name="T7">TLBT</text:span><text:span text:style-name="T8">: TLB tag</text:span></text:p>
                </text:list-item>
                <text:list-item>
                  <text:p text:style-name="P20"><text:span text:style-name="T7">VPO</text:span><text:span text:style-name="T8">: Virtual page offset </text:span></text:p>
                </text:list-item>
                <text:list-item>
                  <text:p text:style-name="P20"><text:span text:style-name="T7">VPN</text:span><text:span text:style-name="T8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20"><text:span text:style-name="T7">PPO</text:span><text:span text:style-name="T8">: Physical page offset (same as VPO)</text:span></text:p>
                </text:list-item>
                <text:list-item>
                  <text:p text:style-name="P20"><text:span text:style-name="T7">PPN:</text:span><text:span text:style-name="T8"> Physical page number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3T19">
        <office:forms form:automatic-focus="false" form:apply-design-mode="false"/>
        <draw:custom-shape draw:name="TextShape 1" draw:style-name="gr1" draw:text-style-name="P2" draw:layer="layout" svg:width="21.085cm" svg:height="2.115cm" svg:x="0.994cm" svg:y="1.236cm">
          <text:p text:style-name="P6"><text:span text:style-name="T1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58" draw:layer="layout" svg:width="6.983cm" svg:height="0.845cm" svg:x="10.425cm" svg:y="5.112cm">
          <text:p text:style-name="P57"><text:span text:style-name="T16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71" draw:layer="layout" svg:width="5.925cm" svg:height="0.845cm" svg:x="17.41cm" svg:y="5.112cm">
          <text:p text:style-name="P57"><text:span text:style-name="T16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3" draw:text-style-name="P1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75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1" draw:text-style-name="P76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1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3" draw:text-style-name="P1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3" draw:text-style-name="P1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2" draw:text-style-name="P19" draw:layer="layout" svg:width="6.983cm" svg:height="0.845cm" svg:x="10.425cm" svg:y="15.907cm">
          <text:p text:style-name="P57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9" draw:text-style-name="P71" draw:layer="layout" svg:width="5.925cm" svg:height="0.845cm" svg:x="17.41cm" svg:y="15.907cm">
          <text:p text:style-name="P57"><text:span text:style-name="T16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4.49cm" svg:height="1.012cm" svg:x="10.433cm" svg:y="3.353cm">
          <text:p text:style-name="P1"><text:span text:style-name="T17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4.807cm" svg:height="1.012cm" svg:x="10.451cm" svg:y="16.754cm">
          <text:p text:style-name="P1"><text:span text:style-name="T17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526cm" svg:height="0.842cm" svg:x="9.132cm" svg:y="8.165cm">
          <text:p text:style-name="P1"><text:span text:style-name="T1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6.255cm" svg:height="0.842cm" svg:x="10.916cm" svg:y="8.168cm">
          <text:p text:style-name="P1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3" draw:text-style-name="P1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9" draw:style-name="gr12" draw:text-style-name="P1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" draw:text-style-name="P1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84" draw:text-style-name="P13" draw:layer="layout" svg:width="4.231cm" svg:height="1.995cm" svg:x="1.259cm" svg:y="4.537cm">
          <text:p text:style-name="P57"><text:span text:style-name="T16">Page table </text:span><text:span text:style-name="T60"><text:line-break/></text:span><text:span text:style-name="T16">base register</text:span></text:p>
          <text:p text:style-name="P57"><text:span text:style-name="T1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5" draw:text-style-name="P1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6" draw:text-style-name="P15" draw:layer="layout" svg:width="2.386cm" svg:height="5.989cm" draw:transform="rotate (-1.5707963267949) translate (9.354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1" draw:text-style-name="P2" draw:layer="layout" svg:width="3.596cm" svg:height="1.012cm" svg:x="9.09cm" svg:y="7.333cm">
          <text:p text:style-name="P1"><text:span text:style-name="T17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5.218cm" svg:height="2.026cm" svg:x="1.292cm" svg:y="8.879cm">
          <text:p text:style-name="P1"><text:span text:style-name="T61">Physical page table </text:span></text:p>
          <text:p text:style-name="P1"><text:span text:style-name="T61">address for the current</text:span></text:p>
          <text:p text:style-name="P1"><text:span text:style-name="T61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4.638cm" svg:height="2.026cm" svg:x="1.148cm" svg:y="12.144cm">
          <text:p text:style-name="P5"><text:span text:style-name="T16">Valid bit = 0:</text:span></text:p>
          <text:p text:style-name="P5"><text:span text:style-name="T16">Page not in memory</text:span></text:p>
          <text:p text:style-name="P5"><text:span text:style-name="T16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2" draw:layer="layout" svg:width="0.718cm" svg:height="0.757cm" svg:x="22.914cm" svg:y="4.311cm">
          <text:p text:style-name="P1"><text:span text:style-name="T6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2" draw:layer="layout" svg:width="1.074cm" svg:height="0.757cm" svg:x="17.38cm" svg:y="4.311cm">
          <text:p text:style-name="P1"><text:span text:style-name="T62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2" draw:layer="layout" svg:width="0.726cm" svg:height="0.757cm" svg:x="16.881cm" svg:y="4.311cm">
          <text:p text:style-name="P1"><text:span text:style-name="T6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2" draw:layer="layout" svg:width="1.074cm" svg:height="0.757cm" svg:x="10.48cm" svg:y="4.311cm">
          <text:p text:style-name="P1"><text:span text:style-name="T62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2" draw:layer="layout" svg:width="0.718cm" svg:height="0.757cm" svg:x="22.931cm" svg:y="15.14cm">
          <text:p text:style-name="P1"><text:span text:style-name="T6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2" draw:layer="layout" svg:width="1.074cm" svg:height="0.757cm" svg:x="17.397cm" svg:y="15.14cm">
          <text:p text:style-name="P1"><text:span text:style-name="T62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" draw:text-style-name="P2" draw:layer="layout" svg:width="0.726cm" svg:height="0.757cm" svg:x="16.785cm" svg:y="15.14cm">
          <text:p text:style-name="P1"><text:span text:style-name="T6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188cm" svg:height="0.757cm" svg:x="10.386cm" svg:y="15.14cm">
          <text:p text:style-name="P1"><text:span text:style-name="T62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5" draw:text-style-name="P2" draw:layer="layout" svg:width="2.915cm" svg:height="0.842cm" svg:x="5.842cm" svg:y="14.732cm">
          <text:p text:style-name="P5"><text:span text:style-name="T16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PlaceHolder 1" presentation:style-name="pr23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Title_20_Slide">
        <office:forms form:automatic-focus="false" form:apply-design-mode="false"/>
        <draw:custom-shape draw:name="CustomShape 1" draw:style-name="gr17" draw:text-style-name="P1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8.836cm" svg:height="5.713cm" svg:x="1.27cm" svg:y="12.277cm">
          <text:p text:style-name="P77"><text:span text:style-name="T8">1) Processor sends virtual address to MMU </text:span></text:p>
          <text:p text:style-name="P77"><text:span text:style-name="T8">2-3) MMU fetches PTE from page table in memory</text:span></text:p>
          <text:p text:style-name="P77"><text:span text:style-name="T8">4) MMU sends physical address to cache/memory</text:span></text:p>
          <text:p text:style-name="P77"><text:span text:style-name="T8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11.011cm" svg:y="5.02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7" draw:text-style-name="P58" draw:layer="layout" svg:width="2.538cm" svg:height="6.344cm" svg:x="18.203cm" svg:y="4.235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32" draw:id="id32" draw:layer="layout" svg:width="1.031cm" svg:height="0.849cm" svg:x="15.577cm" svg:y="7.308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xml:id="id35" draw:id="id35" draw:layer="layout" svg:width="1.467cm" svg:height="0.849cm" svg:x="13.011cm" svg:y="9.31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5" xml:id="id33" draw:id="id33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3" draw:layer="layout" svg:width="2.961cm" svg:height="1.48cm" svg:x="4.238cm" svg:y="6.006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5" draw:layer="layout" svg:width="3.804cm" svg:height="0.011cm" svg:x="7.201cm" svg:y="6.72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2" draw:layer="layout" svg:width="1.069cm" svg:height="0.849cm" svg:x="8.473cm" svg:y="5.991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2.885cm" svg:height="1.012cm" svg:x="3.888cm" svg:y="4.38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xml:id="id27" draw:id="id27" draw:layer="layout" svg:width="1.548cm" svg:height="0.849cm" svg:x="15.318cm" svg:y="4.768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28" draw:id="id28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2" xml:id="id29" draw:id="id29" draw:layer="layout" svg:width="1.251cm" svg:height="0.849cm" svg:x="15.466cm" svg:y="5.61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5" xml:id="id30" draw:id="id30" draw:layer="layout" svg:width="4.227cm" svg:height="0.002cm" svg:x="13.962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8" draw:text-style-name="P15" xml:id="id37" draw:id="id37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89" draw:text-style-name="P78" draw:layer="layout" svg:width="0.761cm" svg:height="0.761cm" svg:x="8.631cm" svg:y="5.339cm">
          <text:p text:style-name="P12"><text:span text:style-name="T6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9" draw:text-style-name="P78" xml:id="id26" draw:id="id26" draw:layer="layout" svg:width="0.761cm" svg:height="0.761cm" svg:x="15.712cm" svg:y="4.082cm">
          <text:p text:style-name="P12"><text:span text:style-name="T6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9" draw:text-style-name="P78" xml:id="id31" draw:id="id31" draw:layer="layout" svg:width="0.761cm" svg:height="0.761cm" svg:x="15.712cm" svg:y="6.457cm">
          <text:p text:style-name="P12"><text:span text:style-name="T6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9" draw:text-style-name="P78" xml:id="id34" draw:id="id34" draw:layer="layout" svg:width="0.761cm" svg:height="0.761cm" svg:x="15.712cm" svg:y="8.198cm">
          <text:p text:style-name="P12"><text:span text:style-name="T6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9" draw:text-style-name="P78" xml:id="id36" draw:id="id36" draw:layer="layout" svg:width="0.761cm" svg:height="0.761cm" svg:x="13.462cm" svg:y="10.669cm">
          <text:p text:style-name="P12"><text:span text:style-name="T6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">
        <office:forms form:automatic-focus="false" form:apply-design-mode="false"/>
        <draw:custom-shape draw:name="CustomShape 1" draw:style-name="gr17" draw:text-style-name="P1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223cm" svg:height="5.713cm" svg:x="1.398cm" svg:y="11.812cm">
          <text:p text:style-name="P79"><text:span text:style-name="T8">1) Processor sends virtual address to MMU </text:span></text:p>
          <text:p text:style-name="P79"><text:span text:style-name="T8">2-3) MMU fetches PTE from page table in memory</text:span></text:p>
          <text:p text:style-name="P79"><text:span text:style-name="T8">4) Valid bit is zero, so MMU triggers page fault exception</text:span></text:p>
          <text:p text:style-name="P79"><text:span text:style-name="T8">5) Handler identifies victim (and, if dirty, pages it out to disk)</text:span></text:p>
          <text:p text:style-name="P79"><text:span text:style-name="T8">6) Handler pages in new page and updates PTE in memory</text:span></text:p>
          <text:p text:style-name="P79"><text:span text:style-name="T8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8.857cm" svg:y="6.872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0" draw:text-style-name="P80" draw:layer="layout" svg:width="2.538cm" svg:height="5.348cm" svg:x="16.049cm" svg:y="6.08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3" draw:layer="layout" svg:width="2.961cm" svg:height="1.48cm" svg:x="2.084cm" svg:y="7.851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5.047cm" svg:y="8.5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6.319cm" svg:y="7.86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2.885cm" svg:height="1.012cm" svg:x="1.734cm" svg:y="6.226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48cm" svg:height="0.849cm" svg:x="13.164cm" svg:y="6.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2" draw:layer="layout" svg:width="1.251cm" svg:height="0.849cm" svg:x="13.312cm" svg:y="7.87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draw:layer="layout" svg:width="4.227cm" svg:height="0.002cm" svg:x="11.809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9" draw:text-style-name="P78" draw:layer="layout" svg:width="0.761cm" svg:height="0.761cm" svg:x="6.473cm" svg:y="7.207cm">
          <text:p text:style-name="P12"><text:span text:style-name="T6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9" draw:text-style-name="P78" draw:layer="layout" svg:width="0.761cm" svg:height="0.761cm" svg:x="13.558cm" svg:y="5.963cm">
          <text:p text:style-name="P12"><text:span text:style-name="T6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9" draw:text-style-name="P78" draw:layer="layout" svg:width="0.761cm" svg:height="0.761cm" svg:x="13.558cm" svg:y="8.762cm">
          <text:p text:style-name="P12"><text:span text:style-name="T6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9" draw:text-style-name="P78" xml:id="id38" draw:id="id38" draw:layer="layout" svg:width="0.761cm" svg:height="0.761cm" svg:x="12.676cm" svg:y="4.317cm">
          <text:p text:style-name="P12"><text:span text:style-name="T6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9" draw:text-style-name="P78" xml:id="id42" draw:id="id42" draw:layer="layout" svg:width="0.761cm" svg:height="0.761cm" svg:x="19.98cm" svg:y="7.502cm">
          <text:p text:style-name="P12"><text:span text:style-name="T6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90" draw:text-style-name="P80" draw:layer="layout" svg:width="2.538cm" svg:height="5.348cm" svg:x="22.013cm" svg:y="6.091cm">
          <text:p text:style-name="P57"><text:span text:style-name="T13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1" draw:text-style-name="P72" xml:id="id41" draw:id="id41" draw:layer="layout" svg:width="7.02cm" svg:height="1.48cm" svg:x="16.002cm" svg:y="3.387cm">
          <text:p text:style-name="P12"><text:span text:style-name="T13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5" xml:id="id40" draw:id="id40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2" draw:text-style-name="P15" xml:id="id43" draw:id="id43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2" draw:text-style-name="P15" xml:id="id46" draw:id="id46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3" draw:text-style-name="P15" xml:id="id44" draw:id="id44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25" draw:style-name="gr9" draw:text-style-name="P2" xml:id="id45" draw:id="id45" draw:layer="layout" svg:width="2.915cm" svg:height="0.849cm" svg:x="18.826cm" svg:y="6.537cm">
          <text:p text:style-name="P12"><text:span text:style-name="T16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2" xml:id="id47" draw:id="id47" draw:layer="layout" svg:width="2.542cm" svg:height="0.849cm" svg:x="19.055cm" svg:y="9.171cm">
          <text:p text:style-name="P12"><text:span text:style-name="T16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2" xml:id="id39" draw:id="id39" draw:layer="layout" svg:width="2.5cm" svg:height="0.849cm" svg:x="11.863cm" svg:y="3.277cm">
          <text:p text:style-name="P12"><text:span text:style-name="T1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9" draw:text-style-name="P78" xml:id="id48" draw:id="id48" draw:layer="layout" svg:width="0.761cm" svg:height="0.761cm" svg:x="20.014cm" svg:y="10.173cm">
          <text:p text:style-name="P12"><text:span text:style-name="T6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9" draw:text-style-name="P78" xml:id="id49" draw:id="id49" draw:layer="layout" svg:width="0.761cm" svg:height="0.761cm" svg:x="6.473cm" svg:y="8.814cm">
          <text:p text:style-name="P12"><text:span text:style-name="T6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">
        <office:forms form:automatic-focus="false" form:apply-design-mode="false"/>
        <draw:custom-shape draw:name="CustomShape 1" draw:style-name="gr94" draw:text-style-name="P81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5" draw:text-style-name="P2" draw:layer="layout" svg:width="1.002cm" svg:height="0.816cm" svg:x="7.123cm" svg:y="9.476cm">
          <text:p text:style-name="P82"><text:span text:style-name="T1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6" draw:text-style-name="P83" draw:layer="layout" svg:width="3.416cm" svg:height="1.268cm" svg:x="2.858cm" svg:y="8.841cm">
          <text:p text:style-name="P57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7" draw:text-style-name="P84" draw:layer="layout" svg:width="2.838cm" svg:height="5.885cm" svg:x="9.075cm" svg:y="6.724cm">
          <text:p text:style-name="P57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8" draw:text-style-name="P85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9" draw:text-style-name="P15" draw:layer="layout" svg:x1="6.275cm" svg:y1="9.475cm" svg:x2="9.057cm" svg:y2="9.476cm">
          <text:p/>
        </draw:line>
        <draw:line draw:name="Line 8" draw:style-name="gr99" draw:text-style-name="P15" draw:layer="layout" svg:x1="4.55cm" svg:y1="13.581cm" svg:x2="4.551cm" svg:y2="10.11cm">
          <text:p/>
        </draw:line>
        <draw:custom-shape draw:name="CustomShape 9" draw:style-name="gr95" draw:text-style-name="P2" draw:layer="layout" svg:width="1.539cm" svg:height="0.816cm" svg:x="12.691cm" svg:y="8.117cm">
          <text:p text:style-name="P82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0" draw:text-style-name="P2" draw:layer="layout" svg:width="1.353cm" svg:height="0.927cm" svg:x="11.916cm" svg:y="4.905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99" draw:text-style-name="P15" draw:layer="layout" svg:x1="11.906cm" svg:y1="8.836cm" svg:x2="15.134cm" svg:y2="8.84cm">
          <text:p/>
        </draw:line>
        <draw:custom-shape draw:name="CustomShape 12" draw:style-name="gr95" draw:text-style-name="P2" draw:layer="layout" svg:width="0.959cm" svg:height="0.816cm" svg:x="13.037cm" svg:y="9.899cm">
          <text:p text:style-name="P82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1" draw:text-style-name="P15" draw:layer="layout" svg:x1="14.463cm" svg:y1="13.581cm" svg:x2="4.55cm" svg:y2="13.582cm">
          <text:p/>
        </draw:line>
        <draw:custom-shape draw:name="CustomShape 14" draw:style-name="gr100" draw:text-style-name="P2" draw:layer="layout" svg:width="1.598cm" svg:height="0.927cm" svg:x="8.901cm" svg:y="13.374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9" draw:text-style-name="P15" draw:layer="layout" svg:x1="11.959cm" svg:y1="10.617cm" svg:x2="15.187cm" svg:y2="10.618cm">
          <text:p/>
        </draw:line>
        <draw:custom-shape draw:name="CustomShape 16" draw:style-name="gr102" draw:text-style-name="P80" draw:layer="layout" svg:width="2.569cm" svg:height="5.885cm" svg:x="20.924cm" svg:y="6.724cm"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99" draw:text-style-name="P15" draw:layer="layout" svg:x1="17.705cm" svg:y1="10.617cm" svg:x2="20.977cm" svg:y2="10.618cm">
          <text:p/>
        </draw:line>
        <draw:custom-shape draw:name="CustomShape 18" draw:style-name="gr100" draw:text-style-name="P2" draw:layer="layout" svg:width="1.107cm" svg:height="0.927cm" svg:x="18.757cm" svg:y="9.773cm">
          <text:p text:style-name="P1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0" draw:text-style-name="P2" draw:layer="layout" svg:width="1.289cm" svg:height="1.265cm" svg:x="16.635cm" svg:y="9.94cm">
          <text:p text:style-name="P5"><text:span text:style-name="T64">PA</text:span></text:p>
          <text:p text:style-name="P5"><text:span text:style-name="T64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2" draw:layer="layout" svg:width="1.539cm" svg:height="0.816cm" svg:x="18.481cm" svg:y="7.95cm">
          <text:p text:style-name="P82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0" draw:text-style-name="P2" draw:layer="layout" svg:width="1.399cm" svg:height="1.265cm" svg:x="16.483cm" svg:y="8.079cm">
          <text:p text:style-name="P5"><text:span text:style-name="T64">PTEA</text:span></text:p>
          <text:p text:style-name="P5"><text:span text:style-name="T64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01" draw:text-style-name="P15" draw:layer="layout" svg:x1="14.463cm" svg:y1="5.753cm" svg:x2="10.455cm" svg:y2="5.754cm">
          <text:p/>
        </draw:line>
        <draw:line draw:name="Line 23" draw:style-name="gr103" draw:text-style-name="P15" draw:layer="layout" svg:x1="10.455cm" svg:y1="6.724cm" svg:x2="10.456cm" svg:y2="5.753cm">
          <text:p/>
        </draw:line>
        <draw:line draw:name="Line 24" draw:style-name="gr101" draw:text-style-name="P15" draw:layer="layout" svg:x1="15.134cm" svg:y1="7.231cm" svg:x2="14.463cm" svg:y2="7.232cm">
          <text:p/>
        </draw:line>
        <draw:line draw:name="Line 25" draw:style-name="gr101" draw:text-style-name="P15" draw:layer="layout" svg:x1="14.463cm" svg:y1="7.231cm" svg:x2="14.464cm" svg:y2="5.753cm">
          <text:p/>
        </draw:line>
        <draw:custom-shape draw:name="CustomShape 26" draw:style-name="gr100" draw:text-style-name="P2" draw:layer="layout" svg:width="1.493cm" svg:height="1.265cm" svg:x="14.952cm" svg:y="6.681cm">
          <text:p text:style-name="P1"><text:span text:style-name="T64">PTEA </text:span></text:p>
          <text:p text:style-name="P1"><text:span text:style-name="T64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1" draw:text-style-name="P15" draw:layer="layout" svg:x1="15.134cm" svg:y1="12.099cm" svg:x2="14.463cm" svg:y2="12.1cm">
          <text:p/>
        </draw:line>
        <draw:line draw:name="Line 28" draw:style-name="gr101" draw:text-style-name="P15" draw:layer="layout" svg:x1="14.463cm" svg:y1="13.581cm" svg:x2="14.464cm" svg:y2="12.099cm">
          <text:p/>
        </draw:line>
        <draw:custom-shape draw:name="CustomShape 29" draw:style-name="gr100" draw:text-style-name="P2" draw:layer="layout" svg:width="1.048cm" svg:height="1.265cm" svg:x="14.97cm" svg:y="11.549cm">
          <text:p text:style-name="P1"><text:span text:style-name="T64">PA </text:span></text:p>
          <text:p text:style-name="P1"><text:span text:style-name="T64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99" draw:text-style-name="P15" draw:layer="layout" svg:x1="17.749cm" svg:y1="8.84cm" svg:x2="20.977cm" svg:y2="8.845cm">
          <text:p/>
        </draw:line>
        <draw:line draw:name="Line 31" draw:style-name="gr99" draw:text-style-name="P15" draw:layer="layout" svg:x1="20.959cm" svg:y1="12.099cm" svg:x2="17.705cm" svg:y2="12.1cm">
          <text:p/>
        </draw:line>
        <draw:custom-shape draw:name="CustomShape 32" draw:style-name="gr100" draw:text-style-name="P2" draw:layer="layout" svg:width="1.598cm" svg:height="0.927cm" svg:x="18.545cm" svg:y="11.255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99" draw:text-style-name="P15" draw:layer="layout" svg:x1="20.924cm" svg:y1="7.231cm" svg:x2="17.669cm" svg:y2="7.232cm">
          <text:p/>
        </draw:line>
        <draw:custom-shape draw:name="CustomShape 34" draw:style-name="gr100" draw:text-style-name="P2" draw:layer="layout" svg:width="1.353cm" svg:height="0.927cm" svg:x="18.593cm" svg:y="6.298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0" draw:text-style-name="P2" draw:layer="layout" svg:width="1.836cm" svg:height="1.603cm" svg:x="15.497cm" svg:y="12.778cm">
          <text:p text:style-name="P57"><text:span text:style-name="T13">L1</text:span></text:p>
          <text:p text:style-name="P57"><text:span text:style-name="T13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2" draw:layer="layout" svg:width="2.885cm" svg:height="1.012cm" svg:x="2.421cm" svg:y="6.173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2" draw:layer="layout" svg:width="19.717cm" svg:height="0.816cm" svg:x="2.819cm" svg:y="17.198cm">
          <text:p text:style-name="P82"><text:span text:style-name="T65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281cm" svg:height="1.59cm" svg:x="1.082cm" svg:y="1.371cm">
          <text:p text:style-name="P6"><text:span text:style-name="T1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51cm" svg:x="1.058cm" svg:y="4.114cm">
          <text:list text:style-name="L2">
            <text:list-item>
              <text:p text:style-name="P63"><text:span text:style-name="T10">Page table entries (PTEs) are cached in L1 like any other memory word</text:span></text:p>
            </text:list-item>
          </text:list>
          <text:list text:style-name="L3">
            <text:list-item>
              <text:list>
                <text:list-item>
                  <text:p text:style-name="P64"><text:span text:style-name="T8">PTEs may be evicted by other data references</text:span></text:p>
                </text:list-item>
                <text:list-item>
                  <text:p text:style-name="P64"><text:span text:style-name="T8">PTE hit still requires a small L1 delay</text:span></text:p>
                </text:list-item>
              </text:list>
            </text:list-item>
            <text:list-item>
              <text:p text:style-name="P63"><text:span text:style-name="T10">Solution: </text:span><text:span text:style-name="T36">Translation Lookaside Buffer</text:span><text:span text:style-name="T10"> (TLB)</text:span></text:p>
              <text:list>
                <text:list-item>
                  <text:p text:style-name="P20"><text:span text:style-name="T8">Small set-associative hardware cache in MMU</text:span></text:p>
                </text:list-item>
                <text:list-item>
                  <text:p text:style-name="P20"><text:span text:style-name="T8">Maps virtual page numbers to <text:s/>physical page numbers</text:span></text:p>
                </text:list-item>
                <text:list-item>
                  <text:p text:style-name="P20"><text:span text:style-name="T8">Contains complete page table entries for small number of pages</text:span></text:p>
                </text:list-item>
              </text:list>
            </text:list-item>
          </text:list>
          <text:p text:style-name="P6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2.353cm" svg:x="1.102cm" svg:y="3.784cm">
          <text:list text:style-name="L2">
            <text:list-item>
              <text:p text:style-name="P7"><text:span text:style-name="T10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52" draw:layer="layout" svg:width="4.606cm" svg:height="0.845cm" svg:x="12.374cm" svg:y="8.079cm">
          <text:p text:style-name="P57"><text:span text:style-name="T66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2" draw:layer="layout" svg:width="4.915cm" svg:height="0.845cm" svg:x="16.969cm" svg:y="8.079cm">
          <text:p text:style-name="P57"><text:span text:style-name="T66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2" draw:layer="layout" svg:width="0.76cm" svg:height="0.927cm" svg:x="24.091cm" svg:y="7.247cm">
          <text:p text:style-name="P1"><text:span text:style-name="T6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2" draw:layer="layout" svg:width="1.196cm" svg:height="0.927cm" svg:x="21.792cm" svg:y="7.247cm">
          <text:p text:style-name="P1"><text:span text:style-name="T6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" draw:layer="layout" svg:width="0.786cm" svg:height="0.927cm" svg:x="21.22cm" svg:y="7.247cm">
          <text:p text:style-name="P1"><text:span text:style-name="T6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6" draw:text-style-name="P2" draw:layer="layout" svg:width="1.196cm" svg:height="0.927cm" svg:x="12.073cm" svg:y="7.247cm">
          <text:p text:style-name="P1"><text:span text:style-name="T6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5" draw:text-style-name="P2" draw:layer="layout" svg:width="2.551cm" svg:height="0.845cm" svg:x="21.89cm" svg:y="8.079cm">
          <text:p text:style-name="P57"><text:span text:style-name="T6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7" draw:text-style-name="P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" draw:style-name="gr106" draw:text-style-name="P2" draw:layer="layout" svg:width="1.573cm" svg:height="1.013cm" svg:x="16.232cm" svg:y="5.876cm">
          <text:p text:style-name="P1"><text:span text:style-name="T6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6" draw:text-style-name="P2" draw:layer="layout" svg:width="1.62cm" svg:height="0.927cm" svg:x="16.974cm" svg:y="7.247cm">
          <text:p text:style-name="P1"><text:span text:style-name="T67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6" draw:text-style-name="P2" draw:layer="layout" svg:width="1.209cm" svg:height="0.927cm" svg:x="15.98cm" svg:y="7.247cm">
          <text:p text:style-name="P1"><text:span text:style-name="T67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8" draw:text-style-name="P86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9" draw:text-style-name="P51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0" draw:text-style-name="P52" draw:layer="layout" svg:width="2.589cm" svg:height="0.738cm" svg:x="6.336cm" svg:y="10.874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1" draw:text-style-name="P87" draw:layer="layout" svg:width="1.72cm" svg:height="0.729cm" svg:x="4.172cm" svg:y="10.874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0" draw:text-style-name="P52" draw:layer="layout" svg:width="0.652cm" svg:height="0.729cm" svg:x="3.047cm" svg:y="10.874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504cm" svg:height="1.942cm" draw:transform="rotate (1.5707963267949) translate (8.255cm 15.609cm)">
          <text:p text:style-name="P1"><text:span text:style-name="T6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9" draw:text-style-name="P51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0" draw:text-style-name="P52" draw:layer="layout" svg:width="2.589cm" svg:height="0.738cm" svg:x="13.427cm" svg:y="10.874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1" draw:text-style-name="P87" draw:layer="layout" svg:width="1.72cm" svg:height="0.729cm" svg:x="11.262cm" svg:y="10.874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10" draw:text-style-name="P52" draw:layer="layout" svg:width="0.652cm" svg:height="0.729cm" svg:x="10.138cm" svg:y="10.874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802cm" svg:height="1.012cm" svg:x="0.577cm" svg:y="10.688cm">
          <text:p text:style-name="P1"><text:span text:style-name="T14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8" draw:text-style-name="P86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9" draw:text-style-name="P51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0" draw:text-style-name="P52" draw:layer="layout" svg:width="2.589cm" svg:height="0.738cm" svg:x="6.406cm" svg:y="13.044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0" draw:text-style-name="P52" draw:layer="layout" svg:width="1.72cm" svg:height="0.729cm" svg:x="4.242cm" svg:y="13.044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0" draw:text-style-name="P52" draw:layer="layout" svg:width="0.652cm" svg:height="0.729cm" svg:x="3.118cm" svg:y="13.044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9" draw:text-style-name="P51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0" draw:text-style-name="P52" draw:layer="layout" svg:width="2.589cm" svg:height="0.738cm" svg:x="13.497cm" svg:y="13.044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1" draw:text-style-name="P87" draw:layer="layout" svg:width="1.72cm" svg:height="0.729cm" svg:x="11.333cm" svg:y="13.044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52" draw:layer="layout" svg:width="0.652cm" svg:height="0.729cm" svg:x="10.208cm" svg:y="13.044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802cm" svg:height="1.012cm" svg:x="0.648cm" svg:y="12.858cm">
          <text:p text:style-name="P1"><text:span text:style-name="T14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8" draw:text-style-name="P86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09" draw:text-style-name="P51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10" draw:text-style-name="P52" draw:layer="layout" svg:width="2.589cm" svg:height="0.738cm" svg:x="6.406cm" svg:y="15.928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87" draw:layer="layout" svg:width="1.72cm" svg:height="0.729cm" svg:x="4.242cm" svg:y="15.928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0" draw:text-style-name="P52" draw:layer="layout" svg:width="0.652cm" svg:height="0.729cm" svg:x="3.118cm" svg:y="15.928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09" draw:text-style-name="P51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0" draw:text-style-name="P52" draw:layer="layout" svg:width="2.589cm" svg:height="0.738cm" svg:x="13.497cm" svg:y="15.928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1" draw:text-style-name="P87" draw:layer="layout" svg:width="1.72cm" svg:height="0.729cm" svg:x="11.333cm" svg:y="15.928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0" draw:text-style-name="P52" draw:layer="layout" svg:width="0.652cm" svg:height="0.729cm" svg:x="10.208cm" svg:y="15.928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2.267cm" svg:height="1.012cm" svg:x="0.038cm" svg:y="15.742cm">
          <text:p text:style-name="P1"><text:span text:style-name="T14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1" draw:text-style-name="P2" draw:layer="layout" svg:width="3.173cm" svg:height="1.012cm" svg:x="20.493cm" svg:y="5.358cm">
          <text:p text:style-name="P1"><text:span text:style-name="T14">T = 2</text:span><text:span text:style-name="T69">t</text:span><text:span text:style-name="T14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3" draw:text-style-name="P15" draw:layer="layout" svg:x1="19.427cm" svg:y1="8.925cm" svg:x2="19.428cm" svg:y2="13.546cm">
          <text:p/>
        </draw:line>
        <draw:custom-shape draw:name="CustomShape 47" draw:style-name="gr12" draw:text-style-name="P15" draw:layer="layout" svg:width="2.421cm" svg:height="0.001cm" svg:x="16.992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5" draw:text-style-name="P2" draw:layer="layout" svg:width="5.502cm" svg:height="1.012cm" svg:x="19.714cm" svg:y="11.605cm">
          <text:p text:style-name="P1"><text:span text:style-name="T14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15" draw:layer="layout" svg:x1="12.373cm" svg:y1="8.501cm" svg:x2="5.08cm" svg:y2="8.466cm">
          <text:p/>
        </draw:line>
        <draw:custom-shape draw:name="CustomShape 50" draw:style-name="gr12" draw:text-style-name="P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61" draw:text-style-name="P2" draw:layer="layout" svg:width="5.725cm" svg:height="1.774cm" svg:x="6.338cm" svg:y="6.654cm">
          <text:p text:style-name="P1"><text:span text:style-name="T14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Slide">
        <office:forms form:automatic-focus="false" form:apply-design-mode="false"/>
        <draw:custom-shape draw:name="CustomShape 1" draw:style-name="gr112" draw:text-style-name="P81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3" draw:text-style-name="P84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4" draw:text-style-name="P88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5" draw:text-style-name="P8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50" draw:id="id50" draw:layer="layout" svg:width="3.804cm" svg:height="0.011cm" svg:x="7.201cm" svg:y="10.0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xml:id="id51" draw:id="id51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9" draw:text-style-name="P78" xml:id="id52" draw:id="id52" draw:layer="layout" svg:width="0.761cm" svg:height="0.761cm" svg:x="8.631cm" svg:y="8.665cm">
          <text:p text:style-name="P12"><text:span text:style-name="T6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2" xml:id="id59" draw:id="id59" draw:layer="layout" svg:width="1.031cm" svg:height="0.849cm" svg:x="15.577cm" svg:y="9.31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xml:id="id60" draw:id="id60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89" draw:text-style-name="P78" xml:id="id61" draw:id="id61" draw:layer="layout" svg:width="0.761cm" svg:height="0.761cm" svg:x="15.712cm" svg:y="10.202cm">
          <text:p text:style-name="P12"><text:span text:style-name="T6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" draw:text-style-name="P2" xml:id="id62" draw:id="id62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63" draw:id="id63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9" draw:text-style-name="P78" xml:id="id64" draw:id="id64" draw:layer="layout" svg:width="0.761cm" svg:height="0.761cm" svg:x="11.171cm" svg:y="14.064cm">
          <text:p text:style-name="P12"><text:span text:style-name="T6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" draw:text-style-name="P2" draw:layer="layout" svg:width="19.97cm" svg:height="1.603cm" svg:x="1.407cm" svg:y="16.175cm">
          <text:p text:style-name="P26"><text:span text:style-name="T70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6" draw:text-style-name="P71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9" draw:text-style-name="P78" xml:id="id53" draw:id="id53" draw:layer="layout" svg:width="0.761cm" svg:height="0.761cm" svg:x="11.218cm" svg:y="6.562cm">
          <text:p text:style-name="P12"><text:span text:style-name="T6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2" draw:text-style-name="P15" xml:id="id54" draw:id="id54" draw:layer="layout" svg:width="2.001cm" svg:height="0.002cm" draw:transform="rotate (-1.5707963267949) translate (12.275cm 6.339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" xml:id="id55" draw:id="id55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xml:id="id56" draw:id="id56" draw:layer="layout" svg:width="1.251cm" svg:height="0.849cm" svg:x="12.915cm" svg:y="6.42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xml:id="id57" draw:id="id57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9" draw:text-style-name="P78" xml:id="id58" draw:id="id58" draw:layer="layout" svg:width="0.761cm" svg:height="0.761cm" svg:x="13.16cm" svg:y="7.314cm">
          <text:p text:style-name="P12"><text:span text:style-name="T6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">
        <office:forms form:automatic-focus="false" form:apply-design-mode="false"/>
        <draw:custom-shape draw:name="CustomShape 1" draw:style-name="gr112" draw:text-style-name="P81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9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4" draw:text-style-name="P88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xml:id="id78" draw:id="id78" draw:layer="layout" svg:width="1.031cm" svg:height="0.849cm" svg:x="15.495cm" svg:y="10.58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81" draw:id="id81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80" draw:id="id80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1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5" xml:id="id67" draw:id="id67" draw:layer="layout" svg:width="3.804cm" svg:height="0.011cm" svg:x="7.201cm" svg:y="10.0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2" xml:id="id66" draw:id="id66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xml:id="id75" draw:id="id75" draw:layer="layout" svg:width="1.251cm" svg:height="0.849cm" svg:x="15.384cm" svg:y="6.558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xml:id="id83" draw:id="id83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9" draw:text-style-name="P78" xml:id="id65" draw:id="id65" draw:layer="layout" svg:width="0.761cm" svg:height="0.761cm" svg:x="8.631cm" svg:y="8.665cm">
          <text:p text:style-name="P12"><text:span text:style-name="T6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9" draw:text-style-name="P78" xml:id="id68" draw:id="id68" draw:layer="layout" svg:width="0.761cm" svg:height="0.761cm" svg:x="11.218cm" svg:y="6.562cm">
          <text:p text:style-name="P12"><text:span text:style-name="T6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9" draw:text-style-name="P78" xml:id="id79" draw:id="id79" draw:layer="layout" svg:width="0.761cm" svg:height="0.761cm" svg:x="15.63cm" svg:y="11.472cm">
          <text:p text:style-name="P12"><text:span text:style-name="T6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9" draw:text-style-name="P78" xml:id="id82" draw:id="id82" draw:layer="layout" svg:width="0.761cm" svg:height="0.761cm" svg:x="11.171cm" svg:y="14.064cm">
          <text:p text:style-name="P12"><text:span text:style-name="T6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6" draw:text-style-name="P71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15" xml:id="id70" draw:id="id70" draw:layer="layout" svg:width="2.001cm" svg:height="0.002cm" draw:transform="rotate (-1.5707963267949) translate (12.275cm 6.339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7" draw:text-style-name="P15" xml:id="id77" draw:id="id77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" draw:text-style-name="P2" xml:id="id69" draw:id="id69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9" draw:text-style-name="P78" xml:id="id76" draw:id="id76" draw:layer="layout" svg:width="0.761cm" svg:height="0.761cm" svg:x="15.63cm" svg:y="5.893cm">
          <text:p text:style-name="P12"><text:span text:style-name="T6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" xml:id="id72" draw:id="id72" draw:layer="layout" svg:width="1.548cm" svg:height="0.849cm" svg:x="15.318cm" svg:y="9.3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5" xml:id="id73" draw:id="id73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89" draw:text-style-name="P78" xml:id="id71" draw:id="id71" draw:layer="layout" svg:width="0.761cm" svg:height="0.761cm" svg:x="15.63cm" svg:y="8.678cm">
          <text:p text:style-name="P12"><text:span text:style-name="T6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18" draw:text-style-name="P15" xml:id="id74" draw:id="id74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2" draw:text-style-name="P2" draw:layer="layout" svg:width="21.416cm" svg:height="2.538cm" svg:x="1.442cm" svg:y="15.875cm">
          <text:p text:style-name="P89"><text:span text:style-name="T70">A TLB miss incurs an additional memory access (the PTE)</text:span><text:span text:style-name="T60"><text:line-break/></text:span><text:span text:style-name="T71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216cm" svg:height="13.809cm" svg:x="1.102cm" svg:y="3.598cm">
          <text:list text:style-name="L2">
            <text:list-item>
              <text:p text:style-name="P7"><text:span text:style-name="T10">Suppose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4KB (2</text:span><text:span text:style-name="T19">12</text:span><text:span text:style-name="T8">) page size, 48-bit address space, 8-byte PTE 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Problem:</text:span></text:p>
              <text:list>
                <text:list-item>
                  <text:p text:style-name="P20"><text:span text:style-name="T8">Would need a 512 GB page table!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8">2</text:span><text:span text:style-name="T19">48</text:span><text:span text:style-name="T8"> * 2</text:span><text:span text:style-name="T19">-12 <text:s/></text:span><text:span text:style-name="T8">* 2</text:span><text:span text:style-name="T19">3</text:span><text:span text:style-name="T8"> = 2</text:span><text:span text:style-name="T19">39</text:span><text:span text:style-name="T8"> bytes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7">
            <text:list-item>
              <text:p text:style-name="P7"><text:span text:style-name="T10">Common solution: Multi-level page table</text:span></text:p>
            </text:list-item>
            <text:list-item>
              <text:p text:style-name="P7"><text:span text:style-name="T10">Example: 2-level page table</text:span></text:p>
              <text:list>
                <text:list-item>
                  <text:p text:style-name="P20"><text:span text:style-name="T8">Level 1 table: each PTE points to a page table (always memory resident)</text:span></text:p>
                </text:list-item>
                <text:list-item>
                  <text:p text:style-name="P20"><text:span text:style-name="T8">Level 2 table: each PTE points to a page </text:span><text:span text:style-name="T2"><text:line-break/></text:span><text:span text:style-name="T8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329cm" svg:height="1.914cm" svg:x="17.349cm" svg:y="7.555cm">
          <text:p text:style-name="P90"><text:span text:style-name="T14">Level 1</text:span></text:p>
          <text:p text:style-name="P90"><text:span text:style-name="T1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9" draw:text-style-name="P91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0" draw:text-style-name="P92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0" draw:text-style-name="P92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0" draw:text-style-name="P92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1.011cm" svg:height="1.005cm" draw:transform="rotate (1.5707963267949) translate (22.993cm 13.547cm)">
          <text:p text:style-name="P93"><text:span text:style-name="T7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2.329cm" svg:height="1.914cm" svg:x="22.429cm" svg:y="3.704cm">
          <text:p text:style-name="P90"><text:span text:style-name="T14">Level 2</text:span></text:p>
          <text:p text:style-name="P93"><text:span text:style-name="T1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1" draw:text-style-name="P15" draw:layer="layout" svg:x1="19.097cm" svg:y1="9.558cm" svg:x2="22.695cm" svg:y2="5.528cm">
          <text:p/>
        </draw:line>
        <draw:line draw:name="Line 11" draw:style-name="gr121" draw:text-style-name="P15" draw:layer="layout" svg:x1="19.097cm" svg:y1="9.982cm" svg:x2="22.695cm" svg:y2="9.338cm">
          <text:p/>
        </draw:line>
        <draw:line draw:name="Line 12" draw:style-name="gr121" draw:text-style-name="P15" draw:layer="layout" svg:x1="19.52cm" svg:y1="12.288cm" svg:x2="22.695cm" svg:y2="13.576cm">
          <text:p/>
        </draw:line>
        <draw:line draw:name="Line 13" draw:style-name="gr122" draw:text-style-name="P15" draw:layer="layout" svg:x1="17.591cm" svg:y1="9.766cm" svg:x2="19.708cm" svg:y2="9.77cm">
          <text:p/>
        </draw:line>
        <draw:line draw:name="Line 14" draw:style-name="gr122" draw:text-style-name="P15" draw:layer="layout" svg:x1="17.591cm" svg:y1="10.189cm" svg:x2="19.708cm" svg:y2="10.193cm">
          <text:p/>
        </draw:line>
        <draw:line draw:name="Line 15" draw:style-name="gr122" draw:text-style-name="P15" draw:layer="layout" svg:x1="17.591cm" svg:y1="12.094cm" svg:x2="19.708cm" svg:y2="12.098cm">
          <text:p/>
        </draw:line>
        <draw:custom-shape draw:name="CustomShape 16" draw:style-name="gr6" draw:text-style-name="P2" draw:layer="layout" svg:width="1.182cm" svg:height="0.754cm" svg:x="18.257cm" svg:y="10.613cm">
          <text:p text:style-name="P94"><text:span text:style-name="T7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789cm">
          <text:p text:style-name="P6"><text:span text:style-name="T1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3.315cm" svg:height="1.888cm" svg:x="2.241cm" svg:y="3.074cm">
          <text:p text:style-name="P11"><text:span text:style-name="T17">Level 1</text:span></text:p>
          <text:p text:style-name="P11"><text:span text:style-name="T1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408cm" svg:height="0.928cm" svg:x="16.275cm" svg:y="17.851cm">
          <text:p text:style-name="P95"><text:span text:style-name="T70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565cm" svg:height="1.888cm" svg:x="8.688cm" svg:y="3.091cm">
          <text:p text:style-name="P11"><text:span text:style-name="T17">Level 2</text:span></text:p>
          <text:p text:style-name="P11"><text:span text:style-name="T17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3" draw:text-style-name="P2" draw:layer="layout" svg:width="2.75cm" svg:height="0.845cm" svg:x="15.386cm" svg:y="4.943cm">
          <text:p text:style-name="P12"><text:span text:style-name="T1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19" draw:layer="layout" svg:width="2.75cm" svg:height="0.845cm" svg:x="15.386cm" svg:y="5.79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3" draw:text-style-name="P2" draw:layer="layout" svg:width="2.75cm" svg:height="0.845cm" svg:x="15.386cm" svg:y="6.637cm">
          <text:p text:style-name="P12"><text:span text:style-name="T16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3" draw:text-style-name="P2" draw:layer="layout" svg:width="2.75cm" svg:height="0.845cm" svg:x="15.386cm" svg:y="7.483cm">
          <text:p text:style-name="P12"><text:span text:style-name="T16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4" draw:text-style-name="P19" draw:layer="layout" svg:width="2.75cm" svg:height="0.845cm" svg:x="15.386cm" svg:y="8.33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3" draw:text-style-name="P2" draw:layer="layout" svg:width="2.75cm" svg:height="0.845cm" svg:x="15.386cm" svg:y="9.177cm">
          <text:p text:style-name="P12"><text:span text:style-name="T16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5" draw:text-style-name="P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5" draw:text-style-name="P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6" draw:text-style-name="P72" draw:layer="layout" svg:width="2.75cm" svg:height="5.113cm" svg:x="15.386cm" svg:y="10.023cm">
          <text:p text:style-name="P12"><text:span text:style-name="T16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0.718cm" svg:height="0.765cm" svg:x="17.993cm" svg:y="4.56cm">
          <text:p text:style-name="P12"><text:span text:style-name="T6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3" draw:text-style-name="P2" draw:layer="layout" svg:width="2.75cm" svg:height="0.845cm" svg:x="9.036cm" svg:y="6.03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4" draw:text-style-name="P19" draw:layer="layout" svg:width="2.75cm" svg:height="0.845cm" svg:x="9.036cm" svg:y="6.88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3" draw:text-style-name="P2" draw:layer="layout" svg:width="2.75cm" svg:height="0.845cm" svg:x="9.036cm" svg:y="7.73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5" draw:text-style-name="P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3" draw:text-style-name="P2" draw:layer="layout" svg:width="2.75cm" svg:height="0.845cm" svg:x="9.036cm" svg:y="9.84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4" draw:text-style-name="P19" draw:layer="layout" svg:width="2.75cm" svg:height="0.845cm" svg:x="9.036cm" svg:y="10.69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3" draw:text-style-name="P2" draw:layer="layout" svg:width="2.75cm" svg:height="0.845cm" svg:x="9.036cm" svg:y="11.54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5" draw:text-style-name="P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7" draw:text-style-name="P13" draw:layer="layout" svg:width="2.75cm" svg:height="1.691cm" svg:x="9.036cm" svg:y="13.445cm">
          <text:p text:style-name="P12"><text:span text:style-name="T16">1023 null</text:span></text:p>
          <text:p text:style-name="P12"><text:span text:style-name="T16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3" draw:text-style-name="P2" draw:layer="layout" svg:width="2.75cm" svg:height="0.845cm" svg:x="9.036cm" svg:y="15.139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5" draw:text-style-name="P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8" draw:text-style-name="P96" draw:layer="layout" svg:width="2.75cm" svg:height="1.691cm" svg:x="15.386cm" svg:y="15.139cm">
          <text:p text:style-name="P12"><text:span text:style-name="T16">1023 </text:span></text:p>
          <text:p text:style-name="P12"><text:span text:style-name="T16">unallocated</text:span></text:p>
          <text:p text:style-name="P12"><text:span text:style-name="T16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23" draw:text-style-name="P2" draw:layer="layout" svg:width="2.75cm" svg:height="0.845cm" svg:x="15.386cm" svg:y="16.832cm">
          <text:p text:style-name="P12"><text:span text:style-name="T16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5" draw:text-style-name="P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2.705cm" svg:height="1.888cm" svg:x="15.391cm" svg:y="3.074cm">
          <text:p text:style-name="P11"><text:span text:style-name="T17">Virtual</text:span></text:p>
          <text:p text:style-name="P11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29" draw:text-style-name="P15" draw:layer="layout" svg:x1="11.787cm" svg:y1="6.464cm" svg:x2="15.385cm" svg:y2="4.974cm">
          <text:p/>
        </draw:line>
        <draw:line draw:name="Line 31" draw:style-name="gr129" draw:text-style-name="P15" draw:layer="layout" svg:x1="11.787cm" svg:y1="8.157cm" svg:x2="15.385cm" svg:y2="6.667cm">
          <text:p/>
        </draw:line>
        <draw:line draw:name="Line 32" draw:style-name="gr129" draw:text-style-name="P15" draw:layer="layout" svg:x1="11.787cm" svg:y1="10.274cm" svg:x2="15.385cm" svg:y2="7.514cm">
          <text:p/>
        </draw:line>
        <draw:line draw:name="Line 33" draw:style-name="gr129" draw:text-style-name="P15" draw:layer="layout" svg:x1="11.787cm" svg:y1="11.967cm" svg:x2="15.385cm" svg:y2="9.207cm">
          <text:p/>
        </draw:line>
        <draw:line draw:name="Line 34" draw:style-name="gr129" draw:text-style-name="P15" draw:layer="layout" svg:x1="11.787cm" svg:y1="15.561cm" svg:x2="15.173cm" svg:y2="16.831cm">
          <text:p/>
        </draw:line>
        <draw:line draw:name="Line 35" draw:style-name="gr129" draw:text-style-name="P15" draw:layer="layout" svg:x1="5.437cm" svg:y1="6.676cm" svg:x2="8.89cm" svg:y2="6.032cm">
          <text:p/>
        </draw:line>
        <draw:line draw:name="Line 36" draw:style-name="gr129" draw:text-style-name="P15" draw:layer="layout" svg:x1="5.437cm" svg:y1="7.518cm" svg:x2="9.035cm" svg:y2="9.846cm">
          <text:p/>
        </draw:line>
        <draw:line draw:name="Line 37" draw:style-name="gr129" draw:text-style-name="P15" draw:layer="layout" svg:x1="5.437cm" svg:y1="13.445cm" svg:x2="9.035cm" svg:y2="13.449cm">
          <text:p/>
        </draw:line>
        <draw:custom-shape draw:name="CustomShape 38" draw:style-name="gr130" draw:text-style-name="P13" draw:layer="layout" svg:width="3.107cm" svg:height="2.326cm" svg:x="2.328cm" svg:y="13.869cm">
          <text:p text:style-name="P12"><text:span text:style-name="T16">(1K - 9)</text:span></text:p>
          <text:p text:style-name="P12"><text:span text:style-name="T16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3" draw:text-style-name="P2" draw:layer="layout" svg:width="3.107cm" svg:height="0.845cm" svg:x="2.328cm" svg:y="6.249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3" draw:text-style-name="P2" draw:layer="layout" svg:width="3.107cm" svg:height="0.845cm" svg:x="2.328cm" svg:y="7.095cm">
          <text:p text:style-name="P12"><text:span text:style-name="T16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30" draw:text-style-name="P13" draw:layer="layout" svg:width="3.107cm" svg:height="0.845cm" svg:x="2.328cm" svg:y="7.942cm">
          <text:p text:style-name="P12"><text:span text:style-name="T16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30" draw:text-style-name="P13" draw:layer="layout" svg:width="3.107cm" svg:height="0.845cm" svg:x="2.328cm" svg:y="8.789cm">
          <text:p text:style-name="P12"><text:span text:style-name="T16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30" draw:text-style-name="P13" draw:layer="layout" svg:width="3.107cm" svg:height="0.845cm" svg:x="2.328cm" svg:y="9.635cm">
          <text:p text:style-name="P12"><text:span text:style-name="T16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0" draw:text-style-name="P13" draw:layer="layout" svg:width="3.107cm" svg:height="0.845cm" svg:x="2.328cm" svg:y="10.482cm">
          <text:p text:style-name="P12"><text:span text:style-name="T16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30" draw:text-style-name="P13" draw:layer="layout" svg:width="3.107cm" svg:height="0.845cm" svg:x="2.328cm" svg:y="11.329cm">
          <text:p text:style-name="P12"><text:span text:style-name="T16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30" draw:text-style-name="P13" draw:layer="layout" svg:width="3.107cm" svg:height="0.845cm" svg:x="2.328cm" svg:y="12.175cm">
          <text:p text:style-name="P12"><text:span text:style-name="T16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23" draw:text-style-name="P2" draw:layer="layout" svg:width="3.107cm" svg:height="0.845cm" svg:x="2.328cm" svg:y="13.022cm">
          <text:p text:style-name="P12"><text:span text:style-name="T16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25" draw:text-style-name="P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3" draw:text-style-name="P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9" draw:text-style-name="P2" draw:layer="layout" svg:width="5.205cm" svg:height="1.433cm" svg:x="19.233cm" svg:y="6.676cm">
          <text:p text:style-name="P54"><text:span text:style-name="T73">2K allocated VM pages</text:span></text:p>
          <text:p text:style-name="P54"><text:span text:style-name="T73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3" draw:text-style-name="P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2" draw:style-name="gr9" draw:text-style-name="P2" draw:layer="layout" svg:width="5.73cm" svg:height="0.849cm" svg:x="19.229cm" svg:y="11.963cm">
          <text:p text:style-name="P54"><text:span text:style-name="T73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3" draw:text-style-name="P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4" draw:style-name="gr9" draw:text-style-name="P2" draw:layer="layout" svg:width="5.485cm" svg:height="0.849cm" svg:x="19.231cm" svg:y="15.521cm">
          <text:p text:style-name="P54"><text:span text:style-name="T73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3" draw:text-style-name="P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6" draw:style-name="gr9" draw:text-style-name="P2" draw:layer="layout" svg:width="4.74cm" svg:height="1.433cm" svg:x="19.231cm" svg:y="16.669cm">
          <text:p text:style-name="P54"><text:span text:style-name="T73">1 allocated VM page</text:span></text:p>
          <text:p text:style-name="P54"><text:span text:style-name="T73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1.132cm" svg:height="1.012cm" svg:x="1.192cm" svg:y="17.568cm">
          <text:p text:style-name="P1"><text:span text:style-name="T74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688cm">
          <text:p text:style-name="P6"><text:span text:style-name="T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13" draw:layer="layout" svg:width="4.231cm" svg:height="1.995cm" svg:x="0.494cm" svg:y="5.093cm">
          <text:p text:style-name="P57"><text:span text:style-name="T13">Page table </text:span><text:span text:style-name="T60"><text:line-break/></text:span><text:span text:style-name="T13">base register</text:span></text:p>
          <text:p text:style-name="P57"><text:span text:style-name="T1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15" draw:layer="layout" svg:x1="2.61cm" svg:y1="7.09cm" svg:x2="2.611cm" svg:y2="11.218cm">
          <text:p/>
        </draw:line>
        <draw:custom-shape draw:name="CustomShape 4" draw:style-name="gr12" draw:text-style-name="P1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05" draw:text-style-name="P2" draw:layer="layout" svg:width="3.442cm" svg:height="0.845cm" svg:x="4.529cm" svg:y="8.281cm">
          <text:p text:style-name="P57"><text:span text:style-name="T67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2" draw:layer="layout" svg:width="0.76cm" svg:height="0.927cm" svg:x="20.528cm" svg:y="7.486cm">
          <text:p text:style-name="P57"><text:span text:style-name="T6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" draw:layer="layout" svg:width="1.196cm" svg:height="0.927cm" svg:x="18.229cm" svg:y="7.486cm">
          <text:p text:style-name="P57"><text:span text:style-name="T6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6" draw:text-style-name="P2" draw:layer="layout" svg:width="1.196cm" svg:height="0.927cm" svg:x="4.241cm" svg:y="7.38cm">
          <text:p text:style-name="P57"><text:span text:style-name="T6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7" draw:text-style-name="P84" draw:layer="layout" svg:width="2.551cm" svg:height="0.845cm" svg:x="18.362cm" svg:y="8.281cm">
          <text:p text:style-name="P57"><text:span text:style-name="T6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5" draw:text-style-name="P2" draw:layer="layout" svg:width="3.442cm" svg:height="0.845cm" svg:x="7.999cm" svg:y="8.281cm">
          <text:p text:style-name="P57"><text:span text:style-name="T67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5" draw:text-style-name="P2" draw:layer="layout" svg:width="3.442cm" svg:height="0.845cm" svg:x="11.456cm" svg:y="8.281cm">
          <text:p text:style-name="P57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5" draw:text-style-name="P2" draw:layer="layout" svg:width="3.442cm" svg:height="0.845cm" svg:x="14.9cm" svg:y="8.281cm">
          <text:p text:style-name="P57"><text:span text:style-name="T67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31" draw:text-style-name="P15" draw:layer="layout" svg:x1="5.057cm" svg:y1="8.731cm" svg:x2="5.058cm" svg:y2="12.467cm">
          <text:p/>
        </draw:line>
        <draw:custom-shape draw:name="CustomShape 14" draw:style-name="gr132" draw:text-style-name="P1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3" draw:text-style-name="P15" draw:layer="layout" svg:x1="5.057cm" svg:y1="12.467cm" svg:x2="6.01cm" svg:y2="12.468cm">
          <text:p/>
        </draw:line>
        <draw:custom-shape draw:name="CustomShape 16" draw:style-name="gr134" draw:text-style-name="P14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1" draw:text-style-name="P15" draw:layer="layout" svg:x1="8.409cm" svg:y1="8.731cm" svg:x2="8.41cm" svg:y2="11.797cm">
          <text:p/>
        </draw:line>
        <draw:custom-shape draw:name="CustomShape 18" draw:style-name="gr132" draw:text-style-name="P1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33" draw:text-style-name="P15" draw:layer="layout" svg:x1="8.409cm" svg:y1="11.797cm" svg:x2="9.361cm" svg:y2="11.798cm">
          <text:p/>
        </draw:line>
        <draw:custom-shape draw:name="CustomShape 20" draw:style-name="gr134" draw:text-style-name="P14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31" draw:text-style-name="P15" draw:layer="layout" svg:x1="15.394cm" svg:y1="8.731cm" svg:x2="15.395cm" svg:y2="12.855cm">
          <text:p/>
        </draw:line>
        <draw:custom-shape draw:name="CustomShape 22" draw:style-name="gr132" draw:text-style-name="P1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33" draw:text-style-name="P15" draw:layer="layout" svg:x1="15.394cm" svg:y1="12.855cm" svg:x2="16.346cm" svg:y2="12.856cm">
          <text:p/>
        </draw:line>
        <draw:custom-shape draw:name="CustomShape 24" draw:style-name="gr135" draw:text-style-name="P96" draw:layer="layout" svg:width="1.444cm" svg:height="0.421cm" svg:x="16.347cm" svg:y="12.609cm">
          <text:p text:style-name="P57"><text:span text:style-name="T67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6" draw:text-style-name="P2" draw:layer="layout" svg:width="0.76cm" svg:height="0.927cm" svg:x="20.528cm" svg:y="14.177cm">
          <text:p text:style-name="P57"><text:span text:style-name="T6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6" draw:text-style-name="P2" draw:layer="layout" svg:width="1.196cm" svg:height="0.927cm" svg:x="18.229cm" svg:y="14.177cm">
          <text:p text:style-name="P57"><text:span text:style-name="T6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6" draw:text-style-name="P2" draw:layer="layout" svg:width="1.323cm" svg:height="0.927cm" svg:x="7.651cm" svg:y="14.168cm">
          <text:p text:style-name="P57"><text:span text:style-name="T67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7" draw:text-style-name="P84" draw:layer="layout" svg:width="2.551cm" svg:height="0.845cm" svg:x="18.362cm" svg:y="14.973cm">
          <text:p text:style-name="P57"><text:span text:style-name="T67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35" draw:text-style-name="P96" draw:layer="layout" svg:width="10.343cm" svg:height="0.845cm" svg:x="7.999cm" svg:y="14.973cm">
          <text:p text:style-name="P57"><text:span text:style-name="T67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31" draw:text-style-name="P15" draw:layer="layout" svg:x1="7.139cm" svg:y1="12.467cm" svg:x2="7.999cm" svg:y2="12.468cm">
          <text:p/>
        </draw:line>
        <draw:line draw:name="Line 31" draw:style-name="gr13" draw:text-style-name="P15" draw:layer="layout" svg:x1="7.986cm" svg:y1="12.476cm" svg:x2="7.987cm" svg:y2="11.206cm">
          <text:p/>
        </draw:line>
        <draw:line draw:name="Line 32" draw:style-name="gr133" draw:text-style-name="P15" draw:layer="layout" svg:x1="7.999cm" svg:y1="11.197cm" svg:x2="9.361cm" svg:y2="11.198cm">
          <text:p/>
        </draw:line>
        <draw:line draw:name="Line 33" draw:style-name="gr131" draw:text-style-name="P15" draw:layer="layout" svg:x1="10.526cm" svg:y1="11.797cm" svg:x2="11.385cm" svg:y2="11.798cm">
          <text:p/>
        </draw:line>
        <draw:line draw:name="Line 34" draw:style-name="gr13" draw:text-style-name="P15" draw:layer="layout" svg:x1="11.363cm" svg:y1="11.797cm" svg:x2="11.377cm" svg:y2="11.197cm">
          <text:p/>
        </draw:line>
        <draw:line draw:name="Line 35" draw:style-name="gr133" draw:text-style-name="P15" draw:layer="layout" svg:x1="11.385cm" svg:y1="11.197cm" svg:x2="12.748cm" svg:y2="11.198cm">
          <text:p/>
        </draw:line>
        <draw:custom-shape draw:name="CustomShape 36" draw:style-name="gr106" draw:text-style-name="P2" draw:layer="layout" svg:width="4.884cm" svg:height="0.927cm" svg:x="10.288cm" svg:y="7.084cm">
          <text:p text:style-name="P57"><text:span text:style-name="T67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6" draw:text-style-name="P2" draw:layer="layout" svg:width="5.209cm" svg:height="0.927cm" svg:x="11.705cm" svg:y="15.998cm">
          <text:p text:style-name="P57"><text:span text:style-name="T67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33" draw:text-style-name="P15" draw:layer="layout" svg:x1="19.618cm" svg:y1="9.498cm" svg:x2="19.619cm" svg:y2="14.972cm">
          <text:p/>
        </draw:line>
        <draw:line draw:name="Line 39" draw:style-name="gr13" draw:text-style-name="P15" draw:layer="layout" svg:x1="18.216cm" svg:y1="12.803cm" svg:x2="18.829cm" svg:y2="12.804cm">
          <text:p/>
        </draw:line>
        <draw:line draw:name="Line 40" draw:style-name="gr13" draw:text-style-name="P15" draw:layer="layout" svg:x1="18.816cm" svg:y1="12.816cm" svg:x2="18.817cm" svg:y2="14.302cm">
          <text:p/>
        </draw:line>
        <draw:line draw:name="Line 41" draw:style-name="gr13" draw:text-style-name="P15" draw:layer="layout" svg:x1="18.816cm" svg:y1="14.293cm" svg:x2="13.277cm" svg:y2="14.302cm">
          <text:p/>
        </draw:line>
        <draw:line draw:name="Line 42" draw:style-name="gr133" draw:text-style-name="P15" draw:layer="layout" svg:x1="13.277cm" svg:y1="14.302cm" svg:x2="13.278cm" svg:y2="14.972cm">
          <text:p/>
        </draw:line>
        <draw:line draw:name="Line 43" draw:style-name="gr133" draw:text-style-name="P15" draw:layer="layout" svg:x1="14.406cm" svg:y1="11.197cm" svg:x2="16.382cm" svg:y2="11.198cm">
          <text:p/>
        </draw:line>
        <draw:custom-shape draw:name="CustomShape 44" draw:style-name="gr106" draw:text-style-name="P2" draw:layer="layout" svg:width="0.883cm" svg:height="0.927cm" svg:x="12.581cm" svg:y="10.565cm">
          <text:p text:style-name="P57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6" draw:text-style-name="P2" draw:layer="layout" svg:width="0.883cm" svg:height="0.927cm" svg:x="13.604cm" svg:y="10.565cm">
          <text:p text:style-name="P57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6" draw:text-style-name="P2" draw:layer="layout" svg:width="2.801cm" svg:height="1.603cm" svg:x="5.448cm" svg:y="9.374cm">
          <text:p text:style-name="P57"><text:span text:style-name="T67">Level 1</text:span></text:p>
          <text:p text:style-name="P57"><text:span text:style-name="T6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06" draw:text-style-name="P2" draw:layer="layout" svg:width="2.801cm" svg:height="1.603cm" svg:x="8.835cm" svg:y="9.348cm">
          <text:p text:style-name="P57"><text:span text:style-name="T67">Level 2</text:span></text:p>
          <text:p text:style-name="P57"><text:span text:style-name="T6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6" draw:text-style-name="P2" draw:layer="layout" svg:width="2.801cm" svg:height="1.603cm" svg:x="15.793cm" svg:y="9.322cm">
          <text:p text:style-name="P57"><text:span text:style-name="T67">Level k</text:span></text:p>
          <text:p text:style-name="P57"><text:span text:style-name="T6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07" draw:text-style-name="P1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107" draw:text-style-name="P1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1" draw:text-style-name="P4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Slide">
        <office:forms form:automatic-focus="false" form:apply-design-mode="false"/>
        <draw:custom-shape draw:name="TextShape 1" draw:style-name="gr1" draw:text-style-name="P2" draw:layer="layout" svg:width="14.7cm" svg:height="1.59cm" svg:x="1.244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333cm" svg:x="1.27cm" svg:y="3.81cm">
          <text:list text:style-name="L2">
            <text:list-item>
              <text:p text:style-name="P7"><text:span text:style-name="T10">Programmer’s view of virtual memor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Each process has its own private linear address space</text:span></text:p>
                </text:list-item>
                <text:list-item>
                  <text:p text:style-name="P20"><text:span text:style-name="T8">Cannot be corrupted by other processes</text:span></text:p>
                </text:list-item>
              </text:list>
            </text:list-item>
          </text:list>
          <text:p text:style-name="P7"><text:span text:style-name="T8"/></text:p>
          <text:list text:continue-numbering="true" text:style-name="L3">
            <text:list-item>
              <text:p text:style-name="P7"><text:span text:style-name="T10">System view of virtual memory</text:span></text:p>
              <text:list>
                <text:list-item>
                  <text:p text:style-name="P20"><text:span text:style-name="T8">Uses memory efficiently by caching virtual memory page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8">Efficient only because of locality</text:span></text:p>
                    </text:list-item>
                  </text:list>
                </text:list-item>
                <text:list-item>
                  <text:p text:style-name="P20"><text:span text:style-name="T8">Simplifies memory management and programming</text:span></text:p>
                </text:list-item>
                <text:list-item>
                  <text:p text:style-name="P20"><text:span text:style-name="T8">Simplifies protection by providing a convenient interpositioning point to check permissions</text:span></text:p>
                </text:list-item>
              </text:list>
            </text:list-item>
            <text:list-item>
              <text:p text:style-name="P20"><text:span text:style-name="T10">Extracurricular reading</text:span></text:p>
              <text:list>
                <text:list-item>
                  <text:p text:style-name="P20"><text:span text:style-name="T8">Five-level page tables (2017 - </text:span><text:span text:style-name="T8"><text:a xlink:href="https://lwn.net/Articles/717293/" xlink:type="simple">https://lwn.net/Articles/717293/</text:a></text:span><text:span text:style-name="T8">)</text:span></text:p>
                </text:list-item>
                <text:list-item>
                  <text:p text:style-name="P20"><text:span text:style-name="T8">Four-level page tables (2004 - </text:span><text:span text:style-name="T8"><text:a xlink:href="https://lwn.net/Articles/106177/" xlink:type="simple">https://lwn.net/Articles/106177/</text:a></text:span><text:span text:style-name="T8">)</text:span></text:p>
                </text:list-item>
              </text:list>
            </text:list-item>
          </text:list>
          <text:p text:style-name="P20"><text:span text:style-name="T8"/></text:p>
          <text:list text:continue-numbering="true" text:style-name="L7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ea" svg:font-family="+mn-ea"/>
    <style:font-face style:name="Arial1" svg:font-family="Arial"/>
    <style:font-face style:name="Arial Narrow1" svg:font-family="'Arial Narrow'"/>
    <style:font-face style:name="Calibri1" svg:font-family="Calibri"/>
    <style:font-face style:name="Cantarell" svg:font-family="Cantarell"/>
    <style:font-face style:name="Courier New1" svg:font-family="'Courier New'"/>
    <style:font-face style:name="DejaVu Sans1" svg:font-family="'DejaVu Sans'"/>
    <style:font-face style:name="Symbol1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+mn-ea1" svg:font-family="+mn-ea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ntarell1" svg:font-family="Cantarel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" svg:font-family="Symbol" style:font-pitch="variable"/>
    <style:font-face style:name="Times New Roman1" svg:font-family="'Times New Roman'" style:font-pitch="variable"/>
    <style:font-face style:name="msgothic1" svg:font-family="msgothic" style:font-pitch="variable"/>
    <style:font-face style:name="ＭＳ Ｐゴシック1" svg:font-family="'ＭＳ Ｐゴシック'" style:font-pitch="variable"/>
    <style:font-face style:name="Arial Narrow3" svg:font-family="'Arial Narrow'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01-05T23:17:11</meta:creation-date>
    <meta:initial-creator>Markus Pueschel</meta:initial-creator>
    <dc:description>Redesign of slides created by Randal E. Bryant and David R. O'Hallaron</dc:description>
    <dc:language>en</dc:language>
    <meta:print-date>1999-09-20T15:19:18</meta:print-date>
    <dc:date>2020-10-27T20:20:52.725026501</dc:date>
    <meta:editing-cycles>589</meta:editing-cycles>
    <dc:title>Introduction to Computer Systems 15-213/18-243, spring 2009</dc:title>
    <meta:editing-duration>P14DT19H25M35S</meta:editing-duration>
    <meta:generator>LibreOffice/6.3.5.2$Linux_X86_64 LibreOffice_project/30$Build-2</meta:generator>
    <meta:document-statistic meta:object-count="1226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template2007" xlink:href=""/>
  </office:meta>
</office:document-meta>
</file>